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automatic-styles>
    <style:style style:name="Table1" style:family="table">
      <style:table-properties style:width="4.984in" fo:margin-left="-0.0417in" fo:margin-top="0in" fo:margin-bottom="0in" table:align="left"/>
    </style:style>
    <style:style style:name="Table1.A" style:family="table-column">
      <style:table-column-properties style:column-width="0.8139in"/>
    </style:style>
    <style:style style:name="Table1.B" style:family="table-column">
      <style:table-column-properties style:column-width="4.169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style:text-properties officeooo:rsid="001a63e3" officeooo:paragraph-rsid="001a63e3"/>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6"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7"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8" style:family="paragraph" style:parent-style-name="Standard">
      <style:paragraph-properties fo:margin-left="0in" fo:margin-right="0in" fo:orphans="2" fo:widows="2" fo:text-indent="0in" style:auto-text-indent="false"/>
      <style:text-properties officeooo:paragraph-rsid="0019a978"/>
    </style:style>
    <style:style style:name="P9" style:family="paragraph" style:parent-style-name="Heading_20_1">
      <style:text-properties fo:font-weight="normal" style:font-weight-asian="normal" style:font-weight-complex="normal"/>
    </style:style>
    <style:style style:name="P10" style:family="paragraph" style:parent-style-name="Heading_20_2">
      <style:text-properties officeooo:paragraph-rsid="001a63e3"/>
    </style:style>
    <style:style style:name="P11"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3" style:family="paragraph" style:parent-style-name="Standard">
      <style:paragraph-properties fo:margin-left="0in" fo:margin-right="0in" fo:orphans="2" fo:widows="2" fo:text-indent="0in" style:auto-text-indent="false"/>
      <style:text-properties officeooo:paragraph-rsid="0019a978"/>
    </style:style>
    <style:style style:name="P14" style:family="paragraph" style:parent-style-name="Standard">
      <style:paragraph-properties fo:margin-left="0in" fo:margin-right="0in" fo:orphans="2" fo:widows="2" fo:text-indent="0in" style:auto-text-indent="false"/>
      <style:text-properties officeooo:rsid="0027c70b" officeooo:paragraph-rsid="0027c70b"/>
    </style:style>
    <style:style style:name="P15" style:family="paragraph" style:parent-style-name="Standard">
      <style:paragraph-properties fo:text-align="end" style:justify-single-word="false">
        <style:tab-stops/>
      </style:paragraph-properties>
    </style:style>
    <style:style style:name="P16" style:family="paragraph" style:parent-style-name="Standard">
      <style:paragraph-properties fo:text-align="start" style:justify-single-word="false">
        <style:tab-stops/>
      </style:paragraph-properties>
    </style:style>
    <style:style style:name="P17" style:family="paragraph" style:parent-style-name="Standard">
      <style:paragraph-properties fo:margin-left="0in" fo:margin-right="0in" fo:orphans="2" fo:widows="2" fo:text-indent="0in" style:auto-text-indent="false"/>
      <style:text-properties officeooo:rsid="0019a978" officeooo:paragraph-rsid="0019a978"/>
    </style:style>
    <style:style style:name="P18" style:family="paragraph" style:parent-style-name="Standard">
      <style:paragraph-properties fo:margin-left="0in" fo:margin-right="0in" fo:orphans="2" fo:widows="2" fo:text-indent="0in" style:auto-text-indent="false"/>
      <style:text-properties officeooo:rsid="002892ac" officeooo:paragraph-rsid="002892ac"/>
    </style:style>
    <style:style style:name="P19" style:family="paragraph" style:parent-style-name="Text_20_body">
      <style:text-properties officeooo:rsid="001a63e3" officeooo:paragraph-rsid="001a63e3"/>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fo:font-variant="normal" fo:text-transform="none" fo:color="#0f0f0f" loext:opacity="100%" style:font-name="Roboto" fo:letter-spacing="normal" fo:font-style="normal" fo:font-weight="normal" officeooo:rsid="0019a978"/>
    </style:style>
    <style:style style:name="T4" style:family="text">
      <style:text-properties fo:font-variant="normal" fo:text-transform="none" fo:color="#0f0f0f" loext:opacity="100%" style:font-name="Roboto" fo:letter-spacing="normal" fo:font-style="normal" fo:font-weight="normal" officeooo:rsid="0026b8a9"/>
    </style:style>
    <style:style style:name="T5" style:family="text">
      <style:text-properties fo:font-variant="normal" fo:text-transform="none" fo:color="#0f0f0f" loext:opacity="100%" style:font-name="Roboto" fo:letter-spacing="normal" fo:font-style="normal" fo:font-weight="normal" officeooo:rsid="0027c70b"/>
    </style:style>
    <style:style style:name="T6" style:family="text">
      <style:text-properties officeooo:rsid="001a63e3"/>
    </style:style>
    <style:style style:name="T7" style:family="text">
      <style:text-properties officeooo:rsid="0026b8a9"/>
    </style:style>
    <style:style style:name="T8" style:family="text">
      <style:text-properties officeooo:rsid="0027c70b"/>
    </style:style>
    <style:style style:name="T9" style:family="text">
      <style:text-properties fo:font-size="13pt" style:font-size-asian="13pt" style:font-size-complex="13pt"/>
    </style:style>
    <style:style style:name="T10" style:family="text">
      <style:text-properties officeooo:rsid="002892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nf GuestStream #027 ~ John Vervaeke, “Awakening from the Meaning Crisis”</text:p>
      <text:p text:style-name="Standard"/>
      <text:p text:style-name="P7"><text:span text:style-name="T4"/></text:p>
      <text:p text:style-name="P7"><text:span text:style-name="T5">Presentation by and d</text:span><text:span text:style-name="T3">iscussion </text:span><text:span text:style-name="T5">with John Vervaeke, PhD.</text:span></text:p>
      <text:p text:style-name="P7"><text:span text:style-name="T3"/></text:p>
      <text:p text:style-name="P6"><text:a xlink:type="simple" xlink:href="http://johnvervaeke.com/" text:style-name="Internet_20_link" text:visited-style-name="Visited_20_Internet_20_Link">http://johnvervaeke.com/</text:a></text:p>
      <text:p text:style-name="P6"/>
      <text:p text:style-name="P6"><text:a xlink:type="simple" xlink:href="https://www.youtube.com/channel/UCpqDUjTsof-kTNpnyWper_Q" text:style-name="Internet_20_link" text:visited-style-name="Visited_20_Internet_20_Link">https://www.youtube.com/channel/UCpqDUjTsof-kTNpnyWper_Q</text:a></text:p>
      <text:p text:style-name="P6"/>
      <text:p text:style-name="P6"/>
      <text:p text:style-name="Subtitle">Presented by Active Inference Institute in 2022</text:p>
      <text:p text:style-name="P2"/>
      <text:h text:style-name="P9" text:outline-level="1"><text:span text:style-name="T6">Session </text:span>0<text:span text:style-name="T10">27</text:span><text:span text:style-name="T7">.1,</text:span> <text:span text:style-name="T8">September 13</text:span><text:span text:style-name="T6">, 2022</text:span></text:h>
      <text:p text:style-name="P1"><text:a xlink:type="simple" xlink:href="https://www.youtube.com/watch?v=Pw2vxMRxF5o" text:style-name="Internet_20_link" text:visited-style-name="Visited_20_Internet_20_Link"><text:span text:style-name="T9">https://www.youtube.com/watch?v=Pw2vxMRxF5o</text:span></text:a></text:p>
      <text:p text:style-name="P1"/>
      <text:p text:style-name="P1"/>
      <text:h text:style-name="P10" text:outline-level="2"><text:span text:style-name="T6">SESSION </text:span>SPEAKERS</text:h>
      <text:p text:style-name="P14">John Vervaeke, Daniel Friedman</text:p>
      <text:p text:style-name="P4"/>
      <text:p text:style-name="P3"/>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5">00:09</text:p>
          </table:table-cell>
          <table:table-cell table:style-name="Table1.A1" office:value-type="string">
            <text:p text:style-name="P16">John Vervaeke at the Active Inference Institute</text:p>
          </table:table-cell>
        </table:table-row>
        <table:table-row table:style-name="Table1.1">
          <table:table-cell table:style-name="Table1.A1" office:value-type="string">
            <text:p text:style-name="P15">00:32</text:p>
          </table:table-cell>
          <table:table-cell table:style-name="Table1.A1" office:value-type="string">
            <text:p text:style-name="P16">Welcome to the Cognitive Science Live Stream</text:p>
          </table:table-cell>
        </table:table-row>
        <table:table-row table:style-name="Table1.1">
          <table:table-cell table:style-name="Table1.A1" office:value-type="string">
            <text:p text:style-name="P15">02:58</text:p>
          </table:table-cell>
          <table:table-cell table:style-name="Table1.A1" office:value-type="string">
            <text:p text:style-name="P16">What is relevance realization and predictive processing?</text:p>
          </table:table-cell>
        </table:table-row>
        <table:table-row table:style-name="Table1.1">
          <table:table-cell table:style-name="Table1.A1" office:value-type="string">
            <text:p text:style-name="P15">10:04</text:p>
          </table:table-cell>
          <table:table-cell table:style-name="Table1.A1" office:value-type="string">
            <text:p text:style-name="P16">Daniel Pinkerton</text:p>
          </table:table-cell>
        </table:table-row>
        <table:table-row table:style-name="Table1.1">
          <table:table-cell table:style-name="Table1.A1" office:value-type="string">
            <text:p text:style-name="P15">15:02</text:p>
          </table:table-cell>
          <table:table-cell table:style-name="Table1.A1" office:value-type="string">
            <text:p text:style-name="P16">Predictive Processing in Deep Learning</text:p>
          </table:table-cell>
        </table:table-row>
        <table:table-row table:style-name="Table1.1">
          <table:table-cell table:style-name="Table1.A1" office:value-type="string">
            <text:p text:style-name="P15">23:00</text:p>
          </table:table-cell>
          <table:table-cell table:style-name="Table1.A1" office:value-type="string">
            <text:p text:style-name="P16">Predictive Processing and its critique</text:p>
          </table:table-cell>
        </table:table-row>
        <table:table-row table:style-name="Table1.1">
          <table:table-cell table:style-name="Table1.A1" office:value-type="string">
            <text:p text:style-name="P15">26:24</text:p>
          </table:table-cell>
          <table:table-cell table:style-name="Table1.A1" office:value-type="string">
            <text:p text:style-name="P16">Predictive Processes in the Cognitive Sciences</text:p>
          </table:table-cell>
        </table:table-row>
        <table:table-row table:style-name="Table1.1">
          <table:table-cell table:style-name="Table1.A1" office:value-type="string">
            <text:p text:style-name="P15">29:21</text:p>
          </table:table-cell>
          <table:table-cell table:style-name="Table1.A1" office:value-type="string">
            <text:p text:style-name="P16">Predictive Processes and Their Impact</text:p>
          </table:table-cell>
        </table:table-row>
        <table:table-row table:style-name="Table1.1">
          <table:table-cell table:style-name="Table1.A1" office:value-type="string">
            <text:p text:style-name="P15">35:37</text:p>
          </table:table-cell>
          <table:table-cell table:style-name="Table1.A1" office:value-type="string">
            <text:p text:style-name="P16">Philosophy of Knowing and Its Meaning</text:p>
          </table:table-cell>
        </table:table-row>
        <table:table-row table:style-name="Table1.1">
          <table:table-cell table:style-name="Table1.A1" office:value-type="string">
            <text:p text:style-name="P15">41:26</text:p>
          </table:table-cell>
          <table:table-cell table:style-name="Table1.A1" office:value-type="string">
            <text:p text:style-name="P16">Prospective and pragmatic value in the brain</text:p>
          </table:table-cell>
        </table:table-row>
        <table:table-row table:style-name="Table1.1">
          <table:table-cell table:style-name="Table1.A1" office:value-type="string">
            <text:p text:style-name="P15">46:24</text:p>
          </table:table-cell>
          <table:table-cell table:style-name="Table1.A1" office:value-type="string">
            <text:p text:style-name="P16">Enactive Inference 6, The Self</text:p>
          </table:table-cell>
        </table:table-row>
        <table:table-row table:style-name="Table1.1">
          <table:table-cell table:style-name="Table1.A1" office:value-type="string">
            <text:p text:style-name="P15">49:44</text:p>
          </table:table-cell>
          <table:table-cell table:style-name="Table1.A1" office:value-type="string">
            <text:p text:style-name="P16">Active Inference and Free Energy Minimization</text:p>
          </table:table-cell>
        </table:table-row>
        <text:soft-page-break/>
        <table:table-row table:style-name="Table1.1">
          <table:table-cell table:style-name="Table1.A1" office:value-type="string">
            <text:p text:style-name="P15">51:06</text:p>
          </table:table-cell>
          <table:table-cell table:style-name="Table1.A1" office:value-type="string">
            <text:p text:style-name="P16">Enactive Inference and Perception</text:p>
          </table:table-cell>
        </table:table-row>
        <table:table-row table:style-name="Table1.1">
          <table:table-cell table:style-name="Table1.A1" office:value-type="string">
            <text:p text:style-name="P15">54:02</text:p>
          </table:table-cell>
          <table:table-cell table:style-name="Table1.A1" office:value-type="string">
            <text:p text:style-name="P16">Active Inference and the Bayesian Process</text:p>
          </table:table-cell>
        </table:table-row>
        <table:table-row table:style-name="Table1.1">
          <table:table-cell table:style-name="Table1.A1" office:value-type="string">
            <text:p text:style-name="P15">1:03:38</text:p>
          </table:table-cell>
          <table:table-cell table:style-name="Table1.A1" office:value-type="string">
            <text:p text:style-name="P16">Returning to relevance realization</text:p>
          </table:table-cell>
        </table:table-row>
        <table:table-row table:style-name="Table1.1">
          <table:table-cell table:style-name="Table1.A1" office:value-type="string">
            <text:p text:style-name="P15">1:07:32</text:p>
          </table:table-cell>
          <table:table-cell table:style-name="Table1.A1" office:value-type="string">
            <text:p text:style-name="P16">Active Inference: Its formal basis and implications</text:p>
          </table:table-cell>
        </table:table-row>
        <table:table-row table:style-name="Table1.1">
          <table:table-cell table:style-name="Table1.A1" office:value-type="string">
            <text:p text:style-name="P15">1:15:43</text:p>
          </table:table-cell>
          <table:table-cell table:style-name="Table1.A1" office:value-type="string">
            <text:p text:style-name="P16">Virtuosity and virtue</text:p>
          </table:table-cell>
        </table:table-row>
        <table:table-row table:style-name="Table1.1">
          <table:table-cell table:style-name="Table1.A1" office:value-type="string">
            <text:p text:style-name="P15">1:17:59</text:p>
          </table:table-cell>
          <table:table-cell table:style-name="Table1.A1" office:value-type="string">
            <text:p text:style-name="P16">On Pluralism and the Future of Science</text:p>
          </table:table-cell>
        </table:table-row>
        <table:table-row table:style-name="Table1.1">
          <table:table-cell table:style-name="Table1.A1" office:value-type="string">
            <text:p text:style-name="P15">1:20:48</text:p>
          </table:table-cell>
          <table:table-cell table:style-name="Table1.A1" office:value-type="string">
            <text:p text:style-name="P16">Building a social network</text:p>
          </table:table-cell>
        </table:table-row>
        <table:table-row table:style-name="Table1.1">
          <table:table-cell table:style-name="Table1.A1" office:value-type="string">
            <text:p text:style-name="P15">1:22:09</text:p>
          </table:table-cell>
          <table:table-cell table:style-name="Table1.A1" office:value-type="string">
            <text:p text:style-name="P16">Stigmergy in the Internet</text:p>
          </table:table-cell>
        </table:table-row>
        <table:table-row table:style-name="Table1.1">
          <table:table-cell table:style-name="Table1.A1" office:value-type="string">
            <text:p text:style-name="P15">1:26:17</text:p>
          </table:table-cell>
          <table:table-cell table:style-name="Table1.A1" office:value-type="string">
            <text:p text:style-name="P16">Montague on Mutual Modeling</text:p>
          </table:table-cell>
        </table:table-row>
        <table:table-row table:style-name="Table1.1">
          <table:table-cell table:style-name="Table1.A1" office:value-type="string">
            <text:p text:style-name="P15">1:36:38</text:p>
          </table:table-cell>
          <table:table-cell table:style-name="Table1.A1" office:value-type="string">
            <text:p text:style-name="P16">Questions about Relevance in Communication</text:p>
          </table:table-cell>
        </table:table-row>
        <table:table-row table:style-name="Table1.1">
          <table:table-cell table:style-name="Table1.A1" office:value-type="string">
            <text:p text:style-name="P15">1:42:29</text:p>
          </table:table-cell>
          <table:table-cell table:style-name="Table1.A1" office:value-type="string">
            <text:p text:style-name="P16">Regretful Narrowing of the World</text:p>
          </table:table-cell>
        </table:table-row>
        <table:table-row table:style-name="Table1.1">
          <table:table-cell table:style-name="Table1.A1" office:value-type="string">
            <text:p text:style-name="P15">1:47:57</text:p>
          </table:table-cell>
          <table:table-cell table:style-name="Table1.A1" office:value-type="string">
            <text:p text:style-name="P16">Comments on Fashion and the Internet</text:p>
          </table:table-cell>
        </table:table-row>
        <table:table-row table:style-name="Table1.1">
          <table:table-cell table:style-name="Table1.A1" office:value-type="string">
            <text:p text:style-name="P15">1:48:29</text:p>
          </table:table-cell>
          <table:table-cell table:style-name="Table1.A1" office:value-type="string">
            <text:p text:style-name="P16">Cerebellum and conceptual space</text:p>
          </table:table-cell>
        </table:table-row>
        <table:table-row table:style-name="Table1.1">
          <table:table-cell table:style-name="Table1.A1" office:value-type="string">
            <text:p text:style-name="P15">1:53:30</text:p>
          </table:table-cell>
          <table:table-cell table:style-name="Table1.A1" office:value-type="string">
            <text:p text:style-name="P16">None of my Words of Wisdom</text:p>
          </table:table-cell>
        </table:table-row>
        <table:table-row table:style-name="Table1.1">
          <table:table-cell table:style-name="Table1.A1" office:value-type="string">
            <text:p text:style-name="P15">1:56:02</text:p>
          </table:table-cell>
          <table:table-cell table:style-name="Table1.A1" office:value-type="string">
            <text:p text:style-name="P16">A Few Minutes With Daniel Feuer</text:p>
          </table:table-cell>
        </table:table-row>
      </table:table>
      <text:p text:style-name="Standard"/>
      <text:p text:style-name="P8"/>
      <text:h text:style-name="Heading_20_2" text:outline-level="2">TRANSCRIPT</text:h>
      <text:p text:style-name="P17">00:09 Daniel:</text:p>
      <text:p text:style-name="P17">Hello, everyone. Welcome. It is September 13, 2022. We're here at the active inference institute with John Vervaeke. So, John, welcome.</text:p>
      <text:p text:style-name="P17">Thank you for joining. I'm very much looking forward forward to his conversation. Hello and to you.</text:p>
      <text:p text:style-name="P17"/>
      <text:p text:style-name="P17">00:28 John:</text:p>
      <text:p text:style-name="P17">Thank you, Daniel. It's great pleasure being here.</text:p>
      <text:p text:style-name="P17">I'm looking forward to this.</text:p>
      <text:p text:style-name="P17"/>
      <text:p text:style-name="P17">00:32 Daniel:</text:p>
      <text:p text:style-name="P17">Is there any introduction or hello that you'd like to provide as we head into this journey together?</text:p>
      <text:p text:style-name="P17"/>
      <text:p text:style-name="P17">00:40 John:</text:p>
      <text:p text:style-name="P17">I guess I can give just a little bit of background so people know where I'm coming from. I'm an associate professor at the University of Toronto. I'm appointed both in cognitive psychology and in cognitive science.</text:p>
      <text:p text:style-name="P17">I teach, and I am the director of the Cognitive Science program. So I do a lot of work integrating especially psychology and ideas from artificial intelligence, large framework models, philosophical framework models for the nature of the mind. I especially do work on intelligence, consciousness, insight, flow, mindfulness, and wisdom, all centered upon a notion. Well, not a notion, a proposal, a theoretical proposal that I call relevance realization. And perhaps we'll get into that at some point.</text:p>
      <text:p text:style-name="P17"/>
      <text:p text:style-name="P17">01:29 Daniel:</text:p>
      <text:p text:style-name="P17">Into it we go. So to provide some context, these live streams are multi directional roads here going to be talking about different ideas. For some people, I'll be their day to day life and the water they swim in. For other people, it might be their first time hearing about relevance realization or predictive processing or active inference. And so we always want to make it accessible and also provide depth.</text:p>
      <text:p text:style-name="P17">So yesterday, in speaking with some other participants at the institute about how to frame this discussion, I gas bringing a notion of a three legged stool. And the three legs of this stool that provided <text:soft-page-break/>stability are, again, those relevance realization, predictive processing, active Inference Lab and then a participant, Dean said, flip the stool, it's still stable. And so that led to some discussions of what gas the between his of these ideas and what were they really doing alone and what do they do together.</text:p>
      <text:p text:style-name="P17">02:38 And we're going to approach that. So first we'll be exploring relevance realization and predictive processing in terms of what they are and how you recently connected them in a recent paper.</text:p>
      <text:p text:style-name="P17">And then we'll bring in Active Inference as a third guest to the party. But first, what is relevance realization, and what is predictive processing? How did you bring those two together in the recent work with Best Anderson and Mark Miller?</text:p>
      <text:p text:style-name="P17"/>
      <text:p text:style-name="P17">03:09 John:</text:p>
      <text:p text:style-name="P17">So the two lines were working independently. I first got my first paper officially accepted in 2009.</text:p>
      <text:p text:style-name="P17">Didn't get published until 2012 because they were holding it back for a special issue that took forever to come out. The reason I mentioned the earlier date is that's before, I think, most of Britain's major publications and I'm not claiming precedent or anything, I'm just claiming independence. I didn't know about his work until after the theory was well developed, and I assume he might even not know of mine even now. And that's fine. So the idea behind relevance realization is that if you take a look at many different problems within attempts to explain the mind in a nonhomuncular, no, nonquestion begging manner, you hit this problem of relevance realization.</text:p>
      <text:p text:style-name="P17">So for example, how does categorization work? Well, we notice hat two things are similar.</text:p>
      <text:p text:style-name="P17">04:11 What does it mean to say they're similar? Well, logically it means they share many perspectives. And then Goodman famously pointed out that any two objects share an indefinite number of true properties, a plum and a lawnmower.</text:p>
      <text:p text:style-name="P17">Both have round shiny surfaces, they're both found in North America. Neither one existed 300 million years ago, both have an odor, neither one is a particularly good weapon, et cetera, Etc. Cetera, et cetera. And what people will say to me is they can't say those are false because they're all true. They'll say, but that doesn't matter.</text:p>
      <text:p text:style-name="P17">And that's the move. When you go from logical similarity to psychological similarity, you say, well, I zero in on the relevant comparisons and how do you do that? And that of course, is still the crux of the categorization problem. Let's take a look at inference. Well, inference is just to follow all the implications of a proposition in relation to other propositions.</text:p>
      <text:p text:style-name="P17">05:11 Well, how many are those? Well, let's take a proposition, it's going to be windy tomorrow. That would have implications for me if I'm sailing, that are different, for the implications for me if I'm flying a kite or if I'm planning to have a picnic, or if I'm planning to stay inside, or if I'm planning to take an airplane. And do I check out all the possible connections between that proposition? No, I only select those that are relevant.</text:p>
      <text:p text:style-name="P17">And this was a point made very well quite a while ago by Christopher Chernobyl and his book Minimal Rationality Problem Solving. Many of you are already familiar with this, so I'll just state it. We know that the search space for most problems is combinatorially explosive. You can't search the whole space, so you have to somehow ignore most of the space will nevertheless reliably being able to solve a wide variety of problems in a wide variety of domains. I can make similar arguments for communication, I can make similar arguments for learning, et cetera.</text:p>
      <text:p text:style-name="P17">I won't go into them.</text:p>
      <text:p text:style-name="P17">06:11 I'm just giving enough to exemplify that independently. All of these things keep crashing into this issue of zeroing in on the relevant information and you can even note it in four everyday experience. What should you pay attention to Right now? What should you draw from working memory?</text:p>
      <text:p text:style-name="P17">What should you draw from long term memory, especially the fact that you can coming different things from long term memory. What sequence of actions should you perform, what possibilities you could consider, et cetera. I take it that this is at least plausible enough for me to go on. People can take a look at all the implications to see the arguments more in depth. So this crucial ability for relevance <text:soft-page-break/>realization needs to be addressed if we're ever going to provide, I've argued since my thesis, if we're going to provide a naturalistic explanation of the mind and he degree to which we avoid it, try to just pretend it's not there, et cetera.</text:p>
      <text:p text:style-name="P17">07:13 I think it undermines our efforts to give a naturalistic explanation. Now, this is sometimes called the frame problem. I don't call it that anymore because Shanahan has rightly argued hat the frame problem was two separate problems. One was to create a viable logic for change that didn't get you sort of a meshed in a bleed out of all kinds of identities. And he argues that that challenging problem has largely been solved.</text:p>
      <text:p text:style-name="P17">He claims to be one of the people hat involved it. Nobody seems to be challenging him on that. I don't either. What he says remains, and those are his words, not mine, is the deeper problem of relevance. That's exactly what he calls it, the relevance problem.</text:p>
      <text:p text:style-name="P17">So this problem is a key problem. And I have a proposal that I've worked on with other people tim Lilkopp, Blake Richards, Leo Ferraro, Brett Anderson and Mark Miller in the recent paper, gary Havanessian in the paper we recently published, also integrating relevant realization theory and an active Big Five personality theory and he proposal.</text:p>
      <text:p text:style-name="P17">08:24 The proposal has more sort of technical details, but just to give the idea and I'm not claiming none of us claim that this proposal is completely novel. What we're claiming is you see it implicit in many different areas where progress is being made and you can draw it out and explicitly it and therefore make more specific proposals of how to look for it or how to engineer it. This is the proposal that the brain basically uses at many different levels opponent processing.</text:p>
      <text:p text:style-name="P17">And what it's doing is it's doing something very analogous to evolution. It's opening up variations and then putting selective pressure on them. And then from that, opening up variations, putting selective pressure on them. And you can see this at many different levels. Your attention is doing it Right now.</text:p>
      <text:p text:style-name="P17">Your default mode network is trying to make your attention wander off and introduce new ideas. Your task focused network is drawing it back in, killing off most of those options.</text:p>
      <text:p text:style-name="P17">09:26 But one or two of them might be actually relevant to what's going on. You keep them and the idea is you do this. And there's many of these trade off relationships I'm just giving one example.</text:p>
      <text:p text:style-name="P17">There's many of these trade off relationships. They're operating in a massively recursive, multidimensional self organism process to help you repeatedly zero in on the relevant information. Like they say, there's more detail, obviously, but that's ask fact as I could make it a gist of what the theory is proposing.</text:p>
      <text:p text:style-name="P17"/>
      <text:p text:style-name="P17">10:04 Daniel:</text:p>
      <text:p text:style-name="P17">Thank you for the summary. Definitely a lot there.</text:p>
      <text:p text:style-name="P17">In one way it's like moving from the sketch of the continents and the lay of the land, the space of the possible for cognitive science across these different domains and then asking how the relevant view coordination are selected. And then one can point to a broad range of socalled cognitive phenomena in human as well as in other cognitive systems learning, memory, planning, attention compositionality, action selection and policy inference. All of these areas which one might imagine could have bespoke custom theory or there might be a way to look at some similarities ironically or not finding he relevant similarities in these different cognitive domains and asking whether we could improve our inference and our action regarding those domains through the usage of an integrative framework like relevance realization.</text:p>
      <text:p text:style-name="P17"/>
      <text:p text:style-name="P17">11:12 John:</text:p>
      <text:p text:style-name="P17">That's excellent Daniel. And so just to add to why I think it's reasonable and perhaps even plausible that there is such a domain General central capacity is we have robustly replicated evidence for the existence of General intelligence by the away General intelligence doesn't mean it can't be analyzed in components.</text:p>
      <text:p text:style-name="P17"><text:soft-page-break/>It means at its functional level it forms a causal whole that has reliable predictive relations and we have it's he most powerful psychometric in psychology. People don't like to hear that, but it is nevertheless the case. And so we have evidence that here is above all and not in place of, but above all the specific learning you have for specific domains. There is powerful evidence for General intelligence domain General ability. The way we test for it Leo and I made this argument in another paper is basically we test for people's capacity at relevance realization again and again and again.</text:p>
      <text:p text:style-name="P17">12:19 And so that's why I think it's plausible that there is this underlying capacity. And what that helps do is it helps you, it allows to bridge into more comprehensive patterns of explanation we have. So for example, the model I just proposed to you is explicitly an analogy but a strong analogy to the way evolutionary processes produce adaptive morphology for Markov organisms evolution variation selection and it doesn't require an intelligent designer. Evolution is clearly a process hat is itself not intelligent and can produce intelligence. And so that gives us the potential way out of any homuncular explanations of intelligence.</text:p>
      <text:p text:style-name="P17">Like, you know, the central exactive selects this or that and those kinds of explanations that just presuppose and answer to his question. And so instead the idea is no, no he brain at this General level.</text:p>
      <text:p text:style-name="P17">13:24 Again, I'm not denying specific heuristics, although I'm proposing that perhaps relevant's realization is how those specific heuristics might be generated. I'm not denying specific heuristics, I'm not denying domain specific knowledge, I'm not denying any of that. But I'm saying there is a General ability, just like here is this General process of evolution for biological adaptivity, there is his General, if you'll allow me cognitive evolution of your fittedness your cognitive fittedness as a problem solver to your environment eyes.</text:p>
      <text:p text:style-name="P17"/>
      <text:p text:style-name="P17">13:59 Daniel:</text:p>
      <text:p text:style-name="P17">In those ways. It's very hesitant with generalized Darwinian models or like Neural Darwinism, as well as the trend in ecoevodivo ecology, evolution and development by way of looking at proliferation and that pruning back process in different spatial and temporal scales, different systems. Like the way that it might happen with synapses forming and then being pruned during development, the way hat ecosystem assembly might occur with initial plants forming some sort of substrate that later forms ground for development. And then even at lower and longer time scales with evolution, and especially when we think about the neural aspects, learning and behavior are part of development. They're processes that happen within a lifetime.</text:p>
      <text:p text:style-name="P17">And that is a great angle to consider. So relevance realization in our first pocket, let's move to the second leg.</text:p>
      <text:p text:style-name="P17">15:02 Predictive processing. What is predictive processing and how did it come into play and why did it come into play for this recent work?</text:p>
      <text:p text:style-name="P17"/>
      <text:p text:style-name="P17">15:12 John:</text:p>
      <text:p text:style-name="P17">So I've been familiar with predictive processing, and I could often be an annoyance that he conferences here, addictive processing was being presented because I would ask, where does the model come from?</text:p>
      <text:p text:style-name="P17">And where does the innovations for the model come from? And things like that.</text:p>
      <text:p text:style-name="P17">And the questions were genuine. I wasn't trying to sabotage. I wanted to understand how this was intubating and I wasn't getting to be fair. And the fault is probably also mine. I was learning all about this, and I've learned about it quite a bit.</text:p>
      <text:p text:style-name="P17">And I have my bias, but Brett Anderson approached me and he said, look, I think that what you're doing in relevance realization is really needed for addictive processing. And then at the very same time and this is one of those happy conferences that are he shadows of god or something like that. A former student of mine who went through the cognitive science program with me, Mark Miller, who has worked with Andy Clark and a bunch of the other predictive processing people came and he said, John, I can't to start working with you again.</text:p>
      <text:p text:style-name="P17"><text:soft-page-break/>16:23 And I want to integrate what you've been doing and I've been doing. And so the three of us started talking.</text:p>
      <text:p text:style-name="P17">We went back and forth a lot, and we came up with a way in which we saw these two theories converging. So predictive processing, I mean, there's a lot of technicalities and people vary to the degree to which they're committed to a strong Bayesian or weaker Bayesian. Everybody agrees that you can't be pure Bayes because it would be computationally intractable. You have to do some approximation. And then the idea is you have a massively recursive network that is basically doing something really interesting.</text:p>
      <text:p text:style-name="P17">Now, again, not to claim priority or precedence, but independently, in the 2012 paper, we predicted that the brain basically tries to model itself in order to model the environment because this actually gets you through a lot, past a lot of difficult problems.</text:p>
      <text:p text:style-name="P17">17:29 And that was and independently and again, I want to give due credit, the idea was, no, no, the brain shouldn't predict the world. The brain should predict itself in a multiply recursive, self correcting fashion in order to predict the world. And for reasons that I won't go to Right now hat just gets you past so many of these roadblocks might and then the idea is well, what should he brain? What is the brain doing when it's predicting itself?</text:p>
      <text:p text:style-name="P17">There's all kinds of math, but a good interpret is the brain is trying to reduce the degree to which it surprises itself. The brain is higher levels. Hello, you've got a level of the brain the level is meant to be taken as an abstraction, not an anatomical region. There's a level of the brain that is doing he sensory motor interaction with the world. And the idea is this is a loop, it's not input output, it's a continuous loop.</text:p>
      <text:p text:style-name="P17">Here sensation perception is modifying action and action is modifying perception.</text:p>
      <text:p text:style-name="P17">18:34 And so there's a level of the brain that is just registering that as patterns of activity in that causal interaction and then layers above it try to predict how that pattern is going to unfold. And when there's error, the error is fed back into that layer and it is corrected to try and make a better prediction. And then what you do, you do this massively recursively, you have layers predicting the layers below them, so on, and you propagate error up and you propagate prediction down. And what that does is it allows you to slowly hone in on the causal structure of the world and it doesn't promise to get you the perfect causal structure of the world or any Cartesian thing like that.</text:p>
      <text:p text:style-name="P17">But what's really interesting and one of the things we talked about is you also have that recursive sort of stacking of layers of prediction in various models of deep learning. And deep learning also does it was one of the Inspirations for relevance realization theory. It does the variation in selection, in things like the wake sleep algorithms.</text:p>
      <text:p text:style-name="P17">19:39 And we thought, hey, there's a lot of things converging here. And then we started examining this with other people like Clark and we here going through he says well, what do you predict?</text:p>
      <text:p text:style-name="P17">There's a coordination of explosive number of patterns you can predict in the environment. Well then you predict the important ones or the relevant ones oops, that's going to be problematic. And then you predict the reliable ones. Now that's not good yet enough. And then you had the idea of precision acting in which you're trying to prioritize which patterns are given processing, which is basically a model and many people explicitly claim this in he predicted processing framework of attention.</text:p>
      <text:p text:style-name="P17">That's what attention is. Attention is psychologically a prioritization process that's doing the precision waiting hat helps the predictive processing avoid a combinatorially explosive.</text:p>
      <text:p text:style-name="P17">20:41 You can see the convergence coming in here and fairly recently, I think it was 2017, 2018, clark was talking about this and he said well, precision navigating ultimately comes down to task relevance. It was like, oh no, that's just homuncular. We did a little man in there.</text:p>
      <text:p text:style-name="P17">Just that's relevant. That's not relevant, and that can't be it. And then what you see is the predictive processing framework is moving to trying to come up with sort of dynamical, self correcting way in which the tradeoff relationships in the environment are being used in order to help trade off relationships sorry. In the way the organism is trying to survive in its environment that's more accurate, <text:soft-page-break/>can be made use of in an opponent processing fashion to help get a non homogeneous account of the precision waiting. And we saw the two theories as just, oh wow, they're converging, they're coming Right together, and then it looks like they could actually help each other.</text:p>
      <text:p text:style-name="P17">21:48 The relevance realization can help explicate what these tradeoffs are like and the kind of opponent processing make, and I do mean explicit. I think this is already implicit in the most cutting edge work within decision acting and predictive processing. And the predictive processing I sometimes like to use this analogy and don't push it too far, but I think the predictive processing is basically giving us the Mendelian genetics of intelligence, and relevance realization is giving us the Darwinian evolutionary theory. And they need each other very deeply. And there's a lot of things that he relevant imagination theory can give to the predicted processing that it doesn't do as directly on its own.</text:p>
      <text:p text:style-name="P17">These are things like helping to explain connections to a lot of phenomenological features, salience increase the linkage to theories of consciousness. I can go into all of this in detail. And so the two theories just together and they really strongly support each other.</text:p>
      <text:p text:style-name="P17">22:53 I think a very strong advantage which is coming out now, and this is something we're just starting to work on. So I don't have too much to say that I'm very confident about, but I'm confident in the intuition that I will have something to say, which is that there's been a very strong critique of the addictive processing framework coming out of somebody who I hold in very high regard, Evan Thompson.</text:p>
      <text:p text:style-name="P17">And it's complex and there's an ongoing debate. I do think that Evan's main point. If I can boil down a very complex argument and I hope Evan will forgive me, because I'm just trying to make sort of a promise here, but make it a plausible promise. Is that the predicted processing can be sort of refuted with easy counter examples of pendulum clocks in training on a mantle piece and all kinds of so you get pensychism all over the place. If these predictive processing is supposed to be the model of the cognitive, I've heard some addictive processing people just bite that bullet, but for me that seems plausible.</text:p>
      <text:p text:style-name="P17">24:04 I think the answer, which is almost forefronted in some ways in Evans point, is that addictive processing is not really as four e as it claims to be. It's not properly embodied, embedded in, active and extended. Now, I think the way out of that is by the connection, the integration with relevance realization theory, because relevance realization theory grounds out in the bio economy of an organism and it grounds out in the fact that relevance is always relevant to a system that is autopoetic. Montague put it very well we're different from computers in Hat. They don't care about the information they process.</text:p>
      <text:p text:style-name="P17">We care about the information we process. And I propose to you, we care about the information we process because we are fundamentally taking care of ourselves.</text:p>
      <text:p text:style-name="P17">25:04 We are autopoiesis beings. And the theory of relevance realization ultimately grounds out. It says that relevance is deeper than representation, it's deeper than inference, it's deeper than logic, it's actually running off the bioeconomics of the organism and it is working in terms of the autopoiesis.</text:p>
      <text:p text:style-name="P17">And so I think if predicted processing is integrated with relevance realization, it gets very clearly and explicitly and deeply integrated with embodied continue with embodiment and embeddedness. And that would address, I think, many of the criticisms that are emerging from Evan Thompson's critique. So not only is there increased explanatory power outward in terms of explaining mental phenomena, there's increased explanatory power in responding to deep criticism.</text:p>
      <text:p text:style-name="P17">26:12 So that's sort of where we're at Right now.</text:p>
      <text:p text:style-name="P17"/>
      <text:p text:style-name="P17">26:16 Daniel:</text:p>
      <text:p text:style-name="P17">Amazing many ways to go here and many great questions in the live chat that I know we'll be able to get to.</text:p>
      <text:p text:style-name="P17">One footnote that will come to as well is connecting so many of the terms that we're using here, which are being used in a technical sense, scientific or even formal and mathematical to their everyday uses <text:soft-page-break/>ranging from attention and relevance to all these different notions of prediction, explanation, design, control and so forth. So connecting these natural language terms to the way that they're used in cognitive sciences is a very rich area for the predictive processing architectures itself. You absolutely conveyed it, which is is it building from Bayesian formalisms around inference and cases, a vertical nested model, spatial metaphor.</text:p>
      <text:p text:style-name="P17">27:19 It's not actually like a skyscraper or anything like that here. Higher levels are making ongoing predictions and lower levels are said to be feeding upwards observations.</text:p>
      <text:p text:style-name="P17">And initially or at the most peripheral aspects of the agents, we have what are most sensory like observations, but those can become processed in a predictive framework, step by step. For example, edge detection and vision, object recognition and so on. And then very interesting how even at the very bringing asking how this came about, you spoke to the way that Best and Mark become involved in this ongoing line of research, which I think speaks to the social interventions of research and the distributed cognitive elements of development of theory and practice. And then to bring to the very end that the relevance is agentic and situational.</text:p>
      <text:p text:style-name="P17">28:23 And that's kind of like the strange loop or like the quasi ontology like fitness in an evolutionary setting is situational and it is both the most mysterious and explanatory phenomena and it's the most circular phenomena.</text:p>
      <text:p text:style-name="P17">And so relevance as well is so hyper aspirational that it can seem like it's going to evade generalized. Yet by combining computational architectures which are inspired by both advances in modern machine learning and artificial intelligence and deeper investigations of natural intelligence of diverse kinds ranging from ecological ecology and all these other fields that is what you pointed to in the title conversion solutions to the frame problem.</text:p>
      <text:p text:style-name="P17">Anything else to add on predictive processing, relevance realization or their edge before we add more in?</text:p>
      <text:p text:style-name="P17"/>
      <text:p text:style-name="P17">29:29 John:</text:p>
      <text:p text:style-name="P17">Yeah, I mean there's an important point which is important to both Brett and Mark as well as myself. I wanted to first of all try to lay out what you might call he scientific provenance of what we're talking about here. But now I want to also talk about a domain in which it offers significant promise. I don't go over the argument here.</text:p>
      <text:p text:style-name="P17">I've done it in multiple places both in many different video series. I won't even name them. The point is in talks I've given at conferences, the relevance realization machinery I think you can make a very plausibly strong case because relevance realization is not cold calculation, it's about caring, it's about what grabs your attention, it's about what calibrates your arousal, it's about what binds you adaptively to the environment. This is about the fundamental agent arena fittedness that makes you a cognitive agent.</text:p>
      <text:p text:style-name="P17">30:29 It generates the primary affordances that are brought into your cognition through salience et cetera.</text:p>
      <text:p text:style-name="P17">What I'm trying to get at is this is like a primordial connectedness that is institute of your agency and I think relevance realization and that kind of connectedness and constitution of your agent is very much what people are seeking when they're seeking this domain General feature of meaning in life. It's a kind of connectedness. The language that is used is mattering being connected, having a fit between you and the world that you make a difference. All of this language which is almost always metaphorical, in fact using the word meaning is a metaphor. We're taking something from propositions here trying to talk about our relatedness to the environment and I think the relevance realization when it is giving you what Marlow done would call an optimal grip and in fact a meta optimal grip on he environment is actually affording that meaning in life.</text:p>
      <text:p text:style-name="P17">31:42 That's one point. I want to make another point, then I'm going to bring the two points together. So a bit of patience if you take a look at how relevance realization Works and this is one of the <text:soft-page-break/>advantages. So I've done a lot of work in sort of insight and self deception hat have not been gone into as much in addictive processing because everybody's doing what has attracted their interest and what they find relevant to coin a phrase. But what I would say to you is the very processes that make us adaptively intelligent make us perennially Ronen to selfdeceptive selfdestructive behavior because we are intelligent.</text:p>
      <text:p text:style-name="P17">By ignoring so much information we always run the risk that we are actually ignoring the information needed to solve the problem. And you can catch this in the evolutionary dynamics of relevance realization when you have an AHA moment when you go you have an insight and you realize oh, I've been framing this, we'll even sometimes use that word I've been looking at this the wrong way.</text:p>
      <text:p text:style-name="P17">32:48 And we don't mean visual perception, we mean might. I thought she was angry but it turns out she's actually afraid I've completely misinterpreted and you know what I'm talking about those insight moments and that's when the system is actually doing something like punctuated equilibrium like and evolution. But the point is we don't always have insights.</text:p>
      <text:p text:style-name="P17">We have the opposite of insight which is we get locked into, blocked into framing situations in a selfdeceptive self destructive manner. We can do this individually and collectively, echo chambering, Etc cetera. And therefore we need processes that ameliorate the self deception without hamstringing the adaptive relevance realization that enhance insight, enhance that connectedness, that's meaning in life while reducing he foolishness the selfdeceptive selfdestructive behavior. And I put it to you that across time and across culture people have come up with ecologies and practices for doing that. And that's what I could call wisdom.</text:p>
      <text:p text:style-name="P17">33:50 It's a kind of rationally, self transcending rationality and therefore there are deep connections that can be made scientifically plausible and empirically testable. Some of the testing is already occurring about central aspects of what goes into a lot of all under the name. I don't like this term, but we don't seem to have a better term for it. Spirituality, where people are primarily sort of in an even nebulous fashion talking about wisdom, insight, the alteration of consciousness and somehow but if you think about it, a wise person is a person that can go into a very messy, complex situation and somehow zero in on the relevant information, what really matters, and appropriately fit themselves to that situation to make a difference to it in a way that brings about a movement towards flourishing for all parties involved.</text:p>
      <text:p text:style-name="P17">34:55 And so an additional thing that the connection to relevance realization provides that predictive processing doesn't have I'm not saying it couldn't have, but I'm saying this just speeds it up and makes it is a connection to a lot of the work that has been done by me and others.</text:p>
      <text:p text:style-name="P17">Collective relevance realization to meaning in life, altered states of consciousness, insight, flow, wisdom. And that is a powerful way to extend the explanatory come of the theory while also increasing its existential and cultural relevance.</text:p>
      <text:p text:style-name="P17"/>
      <text:p text:style-name="P17">35:34 Daniel:</text:p>
      <text:p text:style-name="P17">Thank you. Very interesting there. I want to pick up where you mentioned this may be towards what people can be seeking with questions around life's meaning. People search for meaning and you. Use some terms there like things that matter.</text:p>
      <text:p text:style-name="P17">And you've brought up in writing and in conversation about asking people questions around what matters and seeing that as an entry point into further investigations as well as like connection and fit. And you also brought up from ecological psychology the notion of affordances, capacities for action and optimal grip where we need to hold he sports implement enough to use it but it has to be flexible and adaptive and situational as well. And this points in our language and thought to extensive spatial and visual and physical metaphor and figures of speech.</text:p>
      <text:p text:style-name="P17">36:34 We talk about sketching ideas and even tangible aspects like comprehension and grasping ideas. So we even use this kind of optimal grip language around cognitive ideas and this is being dovetailed in <text:soft-page-break/>a new way with cognitive physics and the Bayesian mechanics that we'll be exploring more active inference.</text:p>
      <text:p text:style-name="P17">Lab I think that's extremely interesting that even the formalisms are seeing convergence and similarity in terms of the physicality of things that might seem cognitive, mental, abstract, even spiritual and vice versa. And I want to know where is action in this picture?</text:p>
      <text:p text:style-name="P17"/>
      <text:p text:style-name="P17">37:24 John:</text:p>
      <text:p text:style-name="P17">So I mean action for me is the how do I say this without I'm trying to not say too many things all at once. There's agent arena relationships set up affordances. And that's a basic level of relevance realization, a level I call participatory knowing where the environment, the arena and the agent are co shaping each other so that affordances open up and you don't make affordances.</text:p>
      <text:p text:style-name="P17">They're not subjective, they're not in you, they're not features of the environment. They're real relations. I say they're transjective relations. That's what a Fordden says. And we need to open up our ontology and this has been sort of a philosophical dimension of a lot of this.</text:p>
      <text:p text:style-name="P17">We need to bring back the idea of real relations. We've already been implicitly assuming them.</text:p>
      <text:p text:style-name="P17">38:27 Is the adaptivity of the great white shark in the shark? No. Put it in the Sahara Desert, it dies. Is it in the ocean? No, if I put an elephant in the ocean it drowns.</text:p>
      <text:p text:style-name="P17">Right? So no, no, it's a real relationship, a real relation of fittedness. So we need to have an ontology of real relations. And so the participatory knowing is and this is something come out of philosophy because I'm trying dot two do too many arguments at once. You don't have to know you know in order to know because if you do that you get into Infinite regression skepticism.</text:p>
      <text:p text:style-name="P17">So these are beings, this is he kind of knowing that you don't know that you know because it makes all other kinds of knowing possible for you. It's a coshaping by the physics, by the biology, even by the culture between you and the environment so that affordances open up might so agent affordances are there perspectival knowing is layers up of recursive, relevance, realization in which the relevance is being translated as relevance to something like working memory.</text:p>
      <text:p text:style-name="P17">39:29 And that's what salience is. I put it to you that salience is relevant to working memory. I do not think we should be saying hat salience is a property of objects or a subjective phenomena that again doesn't cultivate make ontological sense.</text:p>
      <text:p text:style-name="P17">But I'll just keep going perspective on knowing what it's like to be you here now in this state of mind in this situation and he situation is how the arena is made affordant to you and your state of mind is how you are fitted to the arena. But now you are salience landscaping. It you are foregrounding and backgrounding. You are sizing up some things, you're leaving other things not as gestalted together more penumbra. And it's dynamic and it's flowing.</text:p>
      <text:p text:style-name="P17">You're always salience landscaping. And the function of that salience landscaping is to select and I mean this like in and evolutionary sense to select which affordances are going to be enacted.</text:p>
      <text:p text:style-name="P17">40:35 That's your perspective of knowing. And what it does when it makes hat selection is it also taps into your procedural knowing, your sets of skills, your sensory motor routines for interacting with the environment, your procedural knowledge. This is your know how.</text:p>
      <text:p text:style-name="P17">This is your knowing how to do his. And then only within a subset of your knowing how you know how to make certain inferences, you know how to make certain proposals and propositions, et cetera. And that's your propositional knowing. So action is going up that stack. That's my proposal.</text:p>
      <text:p text:style-name="P17">It's the participatory knowing that is taking up by perspectival knowing that is taken up by procedural knowing that can be reflected and extended by propositional knowing.</text:p>
      <text:p text:style-name="P17"/>
      <text:p text:style-name="P17">41:26 Daniel:</text:p>
      <text:p text:style-name="P17">One other aspect of action which I saw in the tension or compromise between thinking different threads and only having one months is action is like the eye of the needle because the embodied entity is able to only engage in one action selection at a time with potentially serious and even fatal consequence.</text:p>
      <text:p text:style-name="P17"><text:soft-page-break/></text:p>
      <text:p text:style-name="P17">41:51 John:</text:p>
      <text:p text:style-name="P17">Exactly.</text:p>
      <text:p text:style-name="P17">That's important. Thank you.</text:p>
      <text:p text:style-name="P17"/>
      <text:p text:style-name="P17">41:57 Daniel:</text:p>
      <text:p text:style-name="P17">And cognitive systems either as if as we model them or in their actuality can engage in all of these interesting phenomena that we've been exploring like counterfactuals planning, all these different aspects that help one emulate simulate. However we want to think about that. But consider alternate pasts and presence, which is like the perspective counterfactual and alternate futures which we must engage with to understand which sequences of actions we prefer to select.</text:p>
      <text:p text:style-name="P17">And then in predictive processing the imperative becomes to, among other things reduce our surprise about the world which can be an optimistic model we're reducing surprise about. So it's not that we've expunged pragmatic value. In fact we've balanced. And as we'll explore formalisms, soon balanced epistemic and pragmatic value through action selection by way of replacing this like monolithic reward pursuit and seeing curiosity and epistem as merely like a tributary to reward.</text:p>
      <text:p text:style-name="P17"/>
      <text:p text:style-name="P17">43:13 John:</text:p>
      <text:p text:style-name="P17">Exactly.</text:p>
      <text:p text:style-name="P17">And so that's part of what I meta with he analogy I gave earlier about genetics and evolutionary theory because we're all familiar people who initially encounter his a but I don't want to reduce all surprises. And then what the typical addictive processing is, oh, but you will sometimes go for a short term increase in surprise for long term reduction and then what we're talking about is overall rate. But the problem is you then need something that is selecting between different longitudinal domains of processing because of course it's not always the case that you should prefer long term over short term might. And there aren't simple comparative algorithms for this. You need dynamic trade off relationships between short term and long term, between well, I like some short term.</text:p>
      <text:p text:style-name="P17">44:14 I don't want all my short term surprises to go away because if that was to go away, then that would impact greatly on my longterm learning because I get locked in local minima. And that's not the only explanation for curiosity, but that's one kind of explanation you give and you go, yeah, Right. But that means you can't use a simple hill claiming you got to do other things. What are you doing? And there's people like Brett and I who think that there's things happening in the brain like selforganizing criticality at multiple levels of firing, small world network organization at multiple levels of wiring that are trying to constantly dynamically optimize these tradeoff relationships.</text:p>
      <text:p text:style-name="P17">And Chris Honey has talked about the fact that you can see the brain processing at multiple levels. He actually argues, and I don't know, I don't know if I completely agree with this, but he argues, and I knew Chris was at UFT for a while he argues that here actually isn't memory, there's just different speeds, longitudinal rates at which information is being processed, which is a really cool idea.</text:p>
      <text:p text:style-name="P17">45:25 And so again, what this does as soon as you start to make those completely legitimate moves on behalf of predictive processing, explaining things like curiosity, like insight, like wonder, because wonder and curiosity aren't the same. Curiosity is there's something missing and you a piece of information and you go looking to fill it in and get rid of your ignoring wondering when you call yourself and your world into question in order to set yourself into a developmental pathway. It's an aspirational project.</text:p>
      <text:p text:style-name="P17">And so predictive processing, when it opens up its theoretical language in order to address these, you can see how it starts to learn more and more into the kind of language that is afforded by recursive, relevance, realization theory. Great.</text:p>
      <text:p text:style-name="P17"/>
      <text:p text:style-name="P17">46:25 Daniel:</text:p>
      <text:p text:style-name="P17"><text:soft-page-break/>One closing note before we move to active inference is this question of does the fact that these models are reducing or bounding surprise mean I can't have any surprise? And he nest. As you pointed out, there's various ways to approach or balance that critique.</text:p>
      <text:p text:style-name="P17">For example, considering the long term or the rate of surprise. And one of the most powerful responses is nested modeling, which could be like the self belief I expect and prefer to hear from disease and novel perspectives. Then yes, one will be surprised in a little sense, lowercase surprised by every phony, but then in a deeper sense, who we are, we can be connected with by learning new information. So it's absolutely a valid critique of the kernel of a single layer surprise minimizer, just like you would have various trivial critique of single layer reward maximizers.</text:p>
      <text:p text:style-name="P17">47:29 However, especially with nested architectures and considering embodiness, we can see how higher level beliefs about the self, which can include, like the rhetorical and the narrative, absolutely provide a context by which lower level surprises are accommodated, if not surfed on top of.</text:p>
      <text:p text:style-name="P17"/>
      <text:p text:style-name="P17">47:50 John:</text:p>
      <text:p text:style-name="P17">And just one thing, I think we can even make some significant progress. And I did this in a series with Greg Enrichus and Christopher Masterpeto, the elusive eye forth of integrating addictive processing and relevance realization models to give an account of the self. You take all the accumulating evidence that self reference, which is really just self relevance, is the glue of cognition and perception, relevance realization. And then you can basically integrate that with Howie and other people, I think is Howie and Michael, their idea of a predicted processing model of the self. And they just go together very nicely.</text:p>
      <text:p text:style-name="P17">And then you can talk about, well, there's relevance realization to the itself. And this is not just a homuncular thing. And you could also point out the fact that cells are, because we're mammalian, primates, and this is greg's point is we learn to turn the arrow relevance the other way. We are not just for our whole development. How are things relevant for me?</text:p>
      <text:p text:style-name="P17">48:51 We also develop how am I relevant to others and to the world and even to my culture? And that again starts to connect up with meaning in life. How am I connected to something bigger than myself? This is the metaphor that people use. See what I mean?</text:p>
      <text:p text:style-name="P17">There's just so many things that can be brought into a convergent and powerful conversation once we get this integration going. I'm not saying it's complete, but I'm trying to at least make it plausible that it has plausible promise to extend the scope and power of our scientific explanation into domains that it has hitherto been blocked from getting at that's heavy.</text:p>
      <text:p text:style-name="P17"/>
      <text:p text:style-name="P17">49:36 Daniel:</text:p>
      <text:p text:style-name="P17">That's a massive cognitive entity that's groovy. We're in the path of least action together. Let us move to active inference.</text:p>
      <text:p text:style-name="P17">So in the paper you mentioned active inference one time, though I think we can see it interwoven densely. And the quotation in the paper was pointing to Sajid at all 20s paper. It has recently been argued that active inference and free energy minimization necessarily entail the minimization of redundancy and the maximization of degeneracy.</text:p>
      <text:p text:style-name="P17"/>
      <text:p text:style-name="P17">50:13 John:</text:p>
      <text:p text:style-name="P17">By the way, I just wanted to highlight redundancy and maximization, just to give another example, are drawn directly from cutting edge biology. I keep acting to show again and again that this is not a trivial claim of autopilot and embodied.</text:p>
      <text:p text:style-name="P17">We are making use of fundamental biological principles. This is, again, to give a basis for a reply to Evans. I think everything that Evan does is brilliant, Right? And so his is. But this is again, I'm sorry, I have a deep respect for his critique, and I just want to keep pointing out here's a possible response.</text:p>
      <text:p text:style-name="P17"/>
      <text:p text:style-name="P17"><text:soft-page-break/>50:51 Daniel:</text:p>
      <text:p text:style-name="P17">Great. So we have a few images and pieces of information about active inference, which we will uncover through action. We will reduce our surprise about what is under the gray box through action. But first, just wanted to hear your perspective. What is active inference?</text:p>
      <text:p text:style-name="P17">How did it come into play and when and what was it doing? In your recent paper?</text:p>
      <text:p text:style-name="P17"/>
      <text:p text:style-name="P17">51:20 John:</text:p>
      <text:p text:style-name="P17">For me. And I know there's variation on this between people. I see active inference within the predictive processing framework because I see the idea of the interplay between active inference and perception and that first of all, Mark and Brett and many of the people that we cite are not bound to a strict sorry. The logical manipulation of propositions when they use the word inference. If they would do that, then Evan really does have a purchase point because then they're being locked at the propositional level of processing.</text:p>
      <text:p text:style-name="P17">They're not tapping into all the computational in a deep way. But Mark, for example, very much active embodied. He says we just use inference because that was the original term and it just stayed as a way of talking. So the way I think about it is like this.</text:p>
      <text:p text:style-name="P17">52:23 You have two ways of dealing with the error.</text:p>
      <text:p text:style-name="P17">You can change your model, you can change the world. And changing your model is broadly perception. I just want to stop here and open that up. When we say perception, we don't mean what the empiricist gave us with the sense of perception. We don't mean just a purely receptive, bottom up, taking in of information, because we also mean addiction might.</text:p>
      <text:p text:style-name="P17">So in a very real sense, when I'm looking around this room, I'm not detecting most of what I'm seeing, I'm predicting it. Now, that doesn't mean it's an illusion. True predictions are true. If you don't believe that, you don't believe in science. You have to give up this sort of empiricist thing that unless I touched it somehow in detection, it's not true.</text:p>
      <text:p text:style-name="P17">No, true predictions are true. They are real relations. They are true to the world might in an important way.</text:p>
      <text:p text:style-name="P17">53:24 So I could put it to you that to get closer to what is meant by perception, we have to take two terms that were separated in empiricist and then put a weird relationship through the enlightenment. We have to actually integrate imagination and perception together.</text:p>
      <text:p text:style-name="P17">You are constantly imaginal perceiving and perception imagining your environment, but that doesn't mean it's an illusion. So first of all, that point might. And that opens so much up for explaining the imagination and distinguishing imaginary from imaginal and all kinds of important and powerful things. The other thing you can do is you can change the world, Right? And I take it that active inference is a generic term for many different species of how we can change the world.</text:p>
      <text:p text:style-name="P17">We can change he world by simply and here constantly doing this, by the way. We can just slightly alter our perspective.</text:p>
      <text:p text:style-name="P17">54:26 Again, the perspective of all knowing. And you're constantly doing this. You're constantly just shifting your attention around.</text:p>
      <text:p text:style-name="P17">So the world is disclosing itself to you in new ways, and you say, well, that's just a new way of seeing. It's not just a new way of seeing.</text:p>
      <text:p text:style-name="P17">Look, you can't ever see all of one object. You only see an aspect of it no matter what you're doing. Yet you think you're seeing the whole thing because hat you're doing with this active inference is you are tracking and I really want to play on that sensory motor metaphor you are tracking the through line between all of these aspects. For me, that's one of the fundamental things that active inference means. It means that I am look at how I'm doing, but notice how actually unsurprised you are.</text:p>
      <text:p text:style-name="P17">As I do this.</text:p>
      <text:p text:style-name="P17">55:27 Active inference is not just I make stuff in the world. It is that too. You know, I get the later and I drink it. And so now I'm no longer thirsty. But it's even in how you are tracking, which is an action, a <text:soft-page-break/>sensory motor action, how you are tracking the through line in the multi aspectuality of anything in the world, because the amount of information that any object can present to you is actually combinatorially explosive for me might.</text:p>
      <text:p text:style-name="P17">And again, I'm not denying the gross motor changes in the world of active inference, but I'm most interested in this cognitive navigation of the multisexuality and multiple perspectives of the world such that we find the throughline. And here's the thing that's really intriguing, Daniel. The throughline is not itself an aspect. It's not itself a perspective. It is something that runs through them and ties them together.</text:p>
      <text:p text:style-name="P17">And that is the track I propose to you active inference lab at its most primordial level.</text:p>
      <text:p text:style-name="P17">56:34 Excellent.</text:p>
      <text:p text:style-name="P17"/>
      <text:p text:style-name="P17">56:35 Daniel:</text:p>
      <text:p text:style-name="P17">I think that golden thread is how the broader system changes through time, which we model action as influencing how things change through time and the causal structure of the world. But to pull a step back, you pointed towards the two ways that a given agents can reduce the free energy of their generative model. So this is not Gibbs free energy. This isn't the thermochemical free energy that causes combustion.</text:p>
      <text:p text:style-name="P17">This isn't Tesla tech free energy, though I eagerly await the day when that synthesis is made. This is an information theoretic quantity that bears resemblance to the free energy calculations used in chemistry and physics and other areas and we call hat Bayesian mechanics and the process theory by which it occurs being active inference. And so you point to two ways in which a given agent can reduce the free energy which bounds the surprisal with a tractable heuristic of their generative model.</text:p>
      <text:p text:style-name="P17">57:38 And those are to change the model. So change oneself.</text:p>
      <text:p text:style-name="P17">And that can subsume an entire taxonomy of cognitive types and parameters as model. They don't have to be a specific neurochemical region. And those parameters that can be changing to reduce free energy of a generative model can include the continuum of perception learning as well as explanations, preferences and also models of action. And the other way in which a given entity can bound their free energy and seek to reduce it is through making action in the world. And so active inference is built around the action perception loop and it gives two meta affordances for reducing the free energy by way of minimizing surprise.</text:p>
      <text:p text:style-name="P17">So I'm going to go one more level into detail with the active inference by revealing the first gray box.</text:p>
      <text:p text:style-name="P17">58:38 So this is an image from a recent paper this year by Chris Thornton called An Informal Reconstruction of the Free Energy Framework examining the Conceptual Problems that arise. And the red text is an additional annotation that we've added into this excellent summary figure. And we can read this figure as being a perhaps a kairos based historiography. It's not a literally chronology of history, but we can see it as part of the dialectic of research progression.</text:p>
      <text:p text:style-name="P17">And it begins with the necessity of learning and developing, which leads one to adopt a Bayesian inferential scheme. My personal preference is that last names don't stay attached to terms, but Bayesian inference broadly just means models that update as opposed to, for example, descriptive frequency statistics. The necessity of heuristics for Bayesian inference comes very early because exacted layers is very hard to compute, especially on large or unknown state spaces.</text:p>
      <text:p text:style-name="P17">59:44 The necessity of heuristics takes a further developmental stage by the necessity of proxies that bound the exact Bayesian or even a heuristic or approximate Bayesian solution. And so we can consider that like uncertainty reduction.</text:p>
      <text:p text:style-name="P17">And then this is all prefristin et al. Here Dion with he Bayesian brain work and also the work of Hinton and others in level four where we see free energy minimization. Free energy minimization is a computational heuristic that is already widely in use, going back to Feynman and before to bound uncertainty with an attractable computational approach that includes reducing uncertainty and kind of <text:soft-page-break/>being on this perceptual optimal frontier of not collapsing certain too much or too little. And in a way, that's kind of like the energy and the enthalpy term in the gets free energy world.</text:p>
      <text:p text:style-name="P17">1:00:50 Except we're in an information world now.</text:p>
      <text:p text:style-name="P17">So that's where we were at before the recent work in the last, say, ten to 20 years of especially Karl Friston and collaborators. And what Thornton points do as some of the key contributions that were made was this particularly agentic interpretation of the lower four levels by suggesting that the figure could be separated from the grounds that the generative model could be separated or partitioned from the generative process, which is the niche. And that entails a process theory which we call active inference, which is suggesting a synthesis of inference broadly considered as you pointed to and action and finding all the contact point in the ways that inference and action come together, just as the term active inference would suggest, which means, like action is used to improve inference.</text:p>
      <text:p text:style-name="P17">1:01:51 You turn over he object. Inference is about action.</text:p>
      <text:p text:style-name="P17">It's about selecting action. It's about learning the consequences of action and how conditional they are on world states and other hidden active inference lab. So the one level seven that we can bring in, which in the active inference textbook is called the high road to active inference, is the necessity of persistence. And quite simply, objects that aren't acting, at least as if they're surviving, will not be around to be observed later. So whether it's a brock or whether it's a computer or whether it's a biological system, it must at least be acting for the time that you're observing it or modeling it as if it is surviving in a potentially very complex statistical niche.</text:p>
      <text:p text:style-name="P17">And so these six levels do an excellent job of describing how General statistical and learning frameworks like Bayesian statistics can become improve and elaborated upon through computational approaches which have only been developed.</text:p>
      <text:p text:style-name="P17">1:02:59 For example, the Bayesian graph approach. And so on in the previous several decades in the agentic frame directly leads us to considerations of active inference and understanding how inference and self modeling, including self modeling about action of the agents, are a way that either we can either think of what agents are actually doing, or at the very least, we can model what agents are doing through active inference.</text:p>
      <text:p text:style-name="P17"/>
      <text:p text:style-name="P17">1:03:27 John:</text:p>
      <text:p text:style-name="P17">Excellent. I don't know this paper.</text:p>
      <text:p text:style-name="P17">It looks like a paper I would like to have, so I'll ask you to send me a link later.</text:p>
      <text:p text:style-name="P17"/>
      <text:p text:style-name="P17">1:03:37 Daniel:</text:p>
      <text:p text:style-name="P17">Awesome. So then do you want to add any more or we can go one more level?</text:p>
      <text:p text:style-name="P17"/>
      <text:p text:style-name="P17">1:03:45 John:</text:p>
      <text:p text:style-name="P17">I don't know if what I'm proposing is an additional level. Maybe it is or maybe it's away of adding a dimension to the highest level or dimensions to all of at least maybe levels seven, six, and five relevance realization. And then again, relevant realization. Predicted processing have common ancestors. Jeff Hinton, who of course was at U of T and deep learning was one of the explicit things we drew upon when we were trying to talk about relevance realization.</text:p>
      <text:p text:style-name="P17">And remember the title of he paper relevance Imagination and the Emerging Framework in Cognitive Science. We here trying to say, look, here are General strategies in different areas that look remarkably familiar, and they seem to be strategies for dealing with this central problem of relevance realization.</text:p>
      <text:p text:style-name="P17"/>
      <text:p text:style-name="P17">1:04:34 Daniel:</text:p>
      <text:p text:style-name="P17">We could see the organism's persistence or evolutionary fitness as being like the environment, as the selector of relevance and then we can think the view from the inside the psychological or even experiential aspects of relevance to be a part of that broader system. And we can imagine kind of two <text:soft-page-break/>cases. One is where the organism's experience and cognition around relevance is aligned with ecological selected fitness eyes at which case you're going to find that entity surviving and thriving.</text:p>
      <text:p text:style-name="P17">You can also imagine where relevance leads us a skew and things become relevant, whether it's repetitive behavior, selfdestructive behavior through information filtering all these cases in which our relevance imagination is missing the mark. It sins with respect to the ecological selection.</text:p>
      <text:p text:style-name="P17"/>
      <text:p text:style-name="P17">1:05:31 John:</text:p>
      <text:p text:style-name="P17">Exactly. And that's my point how the very process that makes you adaptive also makes you perennially susceptible to self destructive, self destructive behavior. You sin, you miss the mark in a way that you can't realize you're doing.</text:p>
      <text:p text:style-name="P17"/>
      <text:p text:style-name="P17">1:05:48 Daniel:</text:p>
      <text:p text:style-name="P17">And we calibrate and we learn as long as we are around.</text:p>
      <text:p text:style-name="P17"/>
      <text:p text:style-name="P17">1:05:54 John:</text:p>
      <text:p text:style-name="P17">Right? Well, what I meant is as long as you're remaining in your sin itself closed and the adaptivity, the ability of an adaptive system to reduce perturbation means when you have these kinds of parasitic processing going on, it hijacks that adaptivity and prevents your attempts to perturb it and help you break out of the inappropriate framing. That's why you need very comprehensive ecologies and practices in order to cultivate wisdom. It's why simply knowing that you shouldn't do that same stupid thing you do in your romantic relationships is massively insufficient for not doing he same stupid thing you keep doing in your romantic relationships.</text:p>
      <text:p text:style-name="P17"/>
      <text:p text:style-name="P17">1:06:36 Daniel:</text:p>
      <text:p text:style-name="P17">Yes. In the agentic framework with the ecological richness that is being brought in helps us contextualize and take a pluralistic approach towards the various kinds of interventions which might be suggested because interventions for different kinds of relevance. Mal Arguments self perceived, other perceived and cases where there's conflict, there they could include, like neurochemical it could include an action oriented there's so many different ways in which this nexus of the entity engaging in inference and action can be modified and shaped that without integrative models to help us understand it can descend into kind of a disciplinary preference, show off.</text:p>
      <text:p text:style-name="P17"/>
      <text:p text:style-name="P17">1:07:23 John:</text:p>
      <text:p text:style-name="P17">Yeah, the church of the level I call it the church of the level of analysis you believe everybody should be working at. Yes.</text:p>
      <text:p text:style-name="P17"/>
      <text:p text:style-name="P17">1:07:31 Daniel:</text:p>
      <text:p text:style-name="P17">Great. So let's look at a second aspect of active inference, which is its formal basis. Now, there are many ongoing developments in the formalisms around active inference and the free energy principle. And so this is barely even the tip of he iceberg, but hopefully showing these formalisms, which we explore in much greater detail in many of the other several hundred livestreams that you'll find at the active inference institute. Just to show a few of the aspects of the formalism so people can triangulate and have a little bit of a sense for where active inference lab between.</text:p>
      <text:p text:style-name="P17">So this is from a paper of DeCosta Etc. Al from 2020 active Inference on discrete state Spaces a synthesis. So I'll make this image as large as I can. There's two key aspects in this figure. The top, which we don't go into detail in is describing two types of inference which are on the bottom perceptual inference, which is like a best fitting estimate for perception given the sensory data which are coming, which includes the blind spot and the low evolution outside of the Fovea and the lack of color vision outside the Fovea and all these other attributes of our generative model such that we even know that <text:soft-page-break/>we're in a generative model and not, for example within some sort of naive signal processing inward only view.</text:p>
      <text:p text:style-name="P17">1:09:04 So I see this as just absolute slam dunk for predictive processing architectures broadly that we don't experience the blind spot, we don't see it. And that's normal because our salience has been tuned down to blurringness in that area and so on. And at the top we have expected free energy minimization which in contrast with a aspirational free energy minimization, expected free energy is prospective. It's about selecting expect amongst policies, sequences of action, sequences of affordances that can be expected to result in different outcomes. Now, the entity could be wrong and that could lead to the entity not existing.</text:p>
      <text:p text:style-name="P17">But within the scope of the generative model, expected free energy is how different policies about one's own world states about the Markov blanket here which are the set of perceptual and active models that mediate the interface between the entity and the niche. The way that those are balanced in prospective inference is summarized on the top and then it's quite interesting to look at some of these special cases on the bottom.</text:p>
      <text:p text:style-name="P17">1:10:10 And so we can think about these as like the poles in which he big tent of active inference is propped up on. These are cases where when one parameter is minimized or maximized or doesn't exist, there are various special cases that arise. So just to give a few examples where there is no preference, we see information gain maximization that's like a pure novelty search.</text:p>
      <text:p text:style-name="P17">In contrast, where we have no ambiguity or risk, so we have complete information. Then we can engage in classical utilitylike calculations. So that's kind of like when we don't have to learn anything or reduce our uncertainty. Then that's a special case in which pragmatic value alone can be pursued, where pragmatic value has been taken off the table because all outcomes are equal, because our conferences across them are flat. Then the inference can move into a more exploratory mode represented by like optimal surprise or information maximization.</text:p>
      <text:p text:style-name="P17">1:11:19 And there are some deeper and more subtle links with maximum entropy principles. But this is just to show a few of the kinds of formalisms that we explore in active inference which bring together many previous threads in perceptual inference as well as inference about action, for example, from cybernetics control theory and so on.</text:p>
      <text:p text:style-name="P17">Just a few notes and then one. Last piece that I think will hopefully connect us to thinking about communication culture and then also bridge to the questions that I've seen stack up in the live chat. So these are from the Active Inference Ontology, which is a project at the Active Inference Institute that we've been developing for well over a year now. And what we have is what started as a terms list but continues to develop to be much, much more.</text:p>
      <text:p text:style-name="P17">1:12:21 And we think Active Inference lab in building completely and familiar with learning and applying active inference in terms of quite literally skilled performance of a language.</text:p>
      <text:p text:style-name="P17">The terms and how they're related constitute the Active Inference Ontology. And so two views that speak hopefully to the directions that this can help us pursue rigor as well as accessibility. Simple English definitions that link to other terms, just like you'd see in a dictionary. A dictionary doesn't really tell you what he word means, it just has more words. Yet it still is considered a useful artifact by those who are learning and applying a language.</text:p>
      <text:p text:style-name="P17">And so that's exactly what our terms and definitions provide, which are natural language definitions for some of these terms which often straddle the line or confuse optimally between everyday usages and technical usages.</text:p>
      <text:p text:style-name="P17">1:13:22 Again, surprise, attention, all these different terms which you might hear day to day being used informally, they sometimes are used both in an informal and quite technical sense in active inference. In he second aspect that's been a great direction and really inclusive area of participatory is with translating all of those terms into different natural languages. So here we see English as well as equal partners with Spanish, Portuguese, French, Italian, Czech, Russian, Hebrew, Persian and hopefully many more to come. And so by treating this linguistic artifact as a collaborative and participatory <text:soft-page-break/>project and being able to bring in natural languages that people have as well as bring in computer languages like our nomenclature and how we name computer variables, we am for something like a triple play where we can connect natural language descriptions of everyday settings or of contrived settings.</text:p>
      <text:p text:style-name="P17">1:14:29 Those everyday natural language descriptions can be visualized. And they can also be rendered as executable models, because we see that as where the promise of applying active inference can be most powerful when people are engaging in the skills. And in the ways that feel natural and meaningful to them, such as in community, engaging in practices and that is supported and scaffolded and in feedback with computational systems that facilitate the communication and imagination around the discussion. For example, visualization and also provide in the same flow executable simulations. So it's not just like there's people who are having a conversation at the chalkboard and then the modelers go take it into a different room.</text:p>
      <text:p text:style-name="P17">And that's where the alchemy happens. We think that by connecting the ontology with natural terms and computational representations that there will be new ways to be developing certain kinds of cognitive models and infrastructure together.</text:p>
      <text:p text:style-name="P17"/>
      <text:p text:style-name="P17">1:15:43 John:</text:p>
      <text:p text:style-name="P17">So you're actually trying to afford wisdom.</text:p>
      <text:p text:style-name="P17"/>
      <text:p text:style-name="P17">1:15:48 Daniel:</text:p>
      <text:p text:style-name="P17">What does that mean or what does it look like?</text:p>
      <text:p text:style-name="P17"/>
      <text:p text:style-name="P17">1:15:51 John:</text:p>
      <text:p text:style-name="P17">Well, I mean, insofar as you're helping people to apply sophia into pronesis, these are the two words for wisdom in ancient Greek. Sophia is your knowledge of first principles, and pronesis is how you apply it within a particular context so that it is effective, both giving you virtuosity and virtue. You're trying to help people translate Sophia into Francis, which is the sort of meta ability that is required for people to be genuinely wise.</text:p>
      <text:p text:style-name="P17"/>
      <text:p text:style-name="P17">1:16:24 Daniel:</text:p>
      <text:p text:style-name="P17">With virtuosity and virtue, I see a lot of what could be positive for research and technical areas, which is it's not enough to have virtuosity alone. Someone can be very skilled at taking aim in a variety of different domains, maybe one domain, maybe across domains. But without virtue, then what? You have skill and capacity without aligned, maybe even the propositional belief that alignment doesn't exist or it's impossible, it's useless or worthless or meaningless. And then all hat virtuosity to say it's for not would be and understatement because that person already made that claim.</text:p>
      <text:p text:style-name="P17">But it could be worse than for not.</text:p>
      <text:p text:style-name="P17"/>
      <text:p text:style-name="P17">1:17:17 John:</text:p>
      <text:p text:style-name="P17">I want to say the opposite is also the case. Virtue without virtuosity is something that undermines he respect that virtue is due because you have people sort of attempting virtue without having the capacity the virtuosity needed to genuinely empower it in the world. And so that's also problematic. And so you can get the reduction of virtue to following simplistic rules or merely signaling the presence of something without having the requisite virtuosity to bring it reliably into being.</text:p>
      <text:p text:style-name="P17"/>
      <text:p text:style-name="P17">1:17:59 Daniel:</text:p>
      <text:p text:style-name="P17">How does what you've been working on point towards or help us come to terms with wise Technologies?</text:p>
      <text:p text:style-name="P17"/>
      <text:p text:style-name="P17"><text:soft-page-break/>1:18:12 John:</text:p>
      <text:p text:style-name="P17">So, for me, I try to take a big part of my I wear three hats. One is the scientist hat, which I've been mostly wearing today in our conversation. But I also wear a hat where I help to develop, teach, create, create, cultivate, ecologies and practices, as you said, pluralism. I wanted to strengthen the pluralism point you made, but it wasn't Right for me to intervene at the time. Pluralism.</text:p>
      <text:p text:style-name="P17">One of the things that the framework I'm proposing with Brain and Mark is to note that a lot of relevance, realization, and hence predictive processing is taking place by making use of trade off relationships between different values, different perspectives of the environment. I gave you the opponent processing with the detention. You can think of the opponent processing within the autonomic nervous system for constantly calibrating.</text:p>
      <text:p text:style-name="P17">1:19:16 So what you do is you get a system that is two systems that are biased in opposite directions. One is trying to interpret everything as threatened opportunity.</text:p>
      <text:p text:style-name="P17">Another one is trying to interpret everything as safety and recuperation. And they're pulling on each other like this constantly. And that's how your level of arousal in a nonhomuncular fashion is constantly evolving its calibration to the world so many examples of this, often in multiple dimensions, where I mean tradeoff relationships that are also in tradeoff relationships with each other. That's why I used he metaphor of an ecology. If you think of ecology as all these checks and balances, both, you know, at the same level and between levels of organization ecology, there is no panacea practice, no free lunch theorem, cetera, Cetera.</text:p>
      <text:p text:style-name="P17">There is no panacea practice. You need to get a dynamic ecology of practices that will optimizes for that multi layered opponent processing.</text:p>
      <text:p text:style-name="P17">1:20:21 And so I try to use my knowledge as a scientist to look for places within additional and emerging ecologies of practices where I can see those design principles being applying very well or being developed very well. And then I help to develop those, cultivate them, help build those communities. And then that takes me into my third hat, which I didn't ever think I'd be learning, and I'm wearing, which is what is it?</text:p>
      <text:p text:style-name="P17">To build these communities. So that the wisdom of individual cognition and he wisdom of distributed cognition are optimally aligned so that we have the best access within a communicate and then build those communities into communities or communities that's this project that I now find I'm actually engaged in a lot.</text:p>
      <text:p text:style-name="P17">1:21:22 I do not claim to have any particular expertise for this. It's just that I have fallen into it and I seem to be the person that is undertaking it. So that's why I'm sort of hesitant, but I'm doing it with other people.</text:p>
      <text:p text:style-name="P17">And so the answer to your question is I wear these three hats and I try to integrate them so that they mutually afford and constrain each other as much as I possibly can.</text:p>
      <text:p text:style-name="P17"/>
      <text:p text:style-name="P17">1:21:49 Daniel:</text:p>
      <text:p text:style-name="P17">Very interesting, a lot to say. There's a few ways we can go, I think let's bring up one topic and then we'll go in the end to the questions. So if people have any questions, please feel free to add them now. And it's a term that's one of my personal favorites, which is I like this term.</text:p>
      <text:p text:style-name="P17"/>
      <text:p text:style-name="P17">1:22:15 John:</text:p>
      <text:p text:style-name="P17">I did not know this term until our previous conversation off camera, where you introduced this term to me, which I really liked.</text:p>
      <text:p text:style-name="P17"/>
      <text:p text:style-name="P17">1:22:22 Daniel:</text:p>
      <text:p text:style-name="P17">It's a great term arising from work on insects and the work of Halegan defined stigma g as a mechanism of indirect coordination in which the trace left by an action in a medium stimulates subsequent actions. Stigma g enables complex coordinated activity without any need for planning, control, communication, <text:soft-page-break/>simultaneous presence, or even Mutual awareness. I think it's a really fascinating and provocative idea because a lot of times when we hear about collective intelligence or just collective algorithms more broadly, there are examples like looks of birds which absolutely swarm and flock, and they use visual coordination, but they don't leave a trace on their aerial environment. Or you have the examples of traffic jams or of swarms or mobs of people, in which case, again, there's Jostling there's contact amongst entities but a trace is not left. And so those one might think of as like a live conversation where no trace is recorded.</text:p>
      <text:p text:style-name="P17">1:23:29 And that kind of synchronous coordination is absolutely an important component to consider. But especially when we think about at least two incredibly important cases, which are our digital environments and the various modifications that we make to them and our physical ecosystems and the kinds of modifications that are made to these niches. Neither of those cases are going to even be hinted at if we only consider non stigmagic, collective behavior and collective wisdom. And so, in some recent work with colleagues, we've continued explanation that has been existing since the earliest days of Wikipedia and before around digital coordination as digital stigma g. Because although there are times for synchronous coordination, for example, in this conversation broadly through all kinds of modifications, including this video as an artifact that could be rewatched or transcribed or analyzed in the future.</text:p>
      <text:p text:style-name="P17">1:24:31 Broadly communication in the online setting can be said to result in complex coordinated activity without the need for planning, control, Etc. Etc. But so, just wanted to hear your thoughts on stigmaji.</text:p>
      <text:p text:style-name="P17"/>
      <text:p text:style-name="P17">1:24:46 John:</text:p>
      <text:p text:style-name="P17">Yeah, that's three things I want to say about that because it's super cool. First of all, for me, where Stigma Jury really called out for me is how it affords cultural ratcheting proposal that one of our primary capacities for adaptivity is cultural ratcheting, which means we don't relearn from scratch.</text:p>
      <text:p text:style-name="P17">We come in and culture has preserved previous learning and then we ratchet it up. So we culturally ratchet in a very powerful way and so that gives us a kind of adaptivity that is closed off to most organisms. There are a few species that you could plausibly, say chimps, bonobos, maybe some evidence from dolphins and elephants where there's something like a culture. But this his is where human beings excel and Stigma Jury seems to fit Right in there powerfully. You want to note that what we're doing Right now is so important because we are collapsing the boundary that used to be exist between live speech and writing because we have all the spontaneity of this.</text:p>
      <text:p text:style-name="P17">1:25:57 But then it's preserved and it can enter into this metadialog with other videos where people are moving between the videos in biological fashion and so you get this layering effect which is also working within the cultural acting and that is very interesting and needs to be explored. That's cool. And then I wanted to connect what you just said with he issue that the neuroscientist need. Montague talks about of Mutual modeling and this is something that I think needs to be properly integrated into this overarching framework that's being built. I've done some work, especially with respect to aspects of consciousness, Mutual modeling.</text:p>
      <text:p text:style-name="P17">So he talks about that you faced a certain kind of problem in communication, he calls it it's an efficiency paradox. So the idea is well, one of the things I need to do to increase efficiency is to reduce acting at cross purposes.</text:p>
      <text:p text:style-name="P17">1:27:01 So I reduce acting at cross purposes by having two or more systems talk more to each other, they communicate more. But another way classically of course, by which I improve efficiency is I reduced the metabolic costs or whatever the costs of my problem solving. And of course communication is very time and energy expensive.</text:p>
      <text:p text:style-name="P17">And so he says notice how these and I'm doing this on purpose or in a trade off relationship might he? More we communicate, the more we increase our costs and we lose efficiency, the more we reduce communication, we reduce our metabolic costs, but we increase acting at cross purposes and our <text:soft-page-break/>efficiency also goes down. How do we solve this? And then he gives a wonderful analogy before he moves to the brain and he says well, consider an old married couple, happily married. Some people stay married because they hat each other and that's the best way they can torture each other.</text:p>
      <text:p text:style-name="P17">But I'm talking about people who stay married because they are closed.</text:p>
      <text:p text:style-name="P17">1:28:02 They have almost like this telepathy with each other. And he didn't quite use this language, but he uses the language of modeling. But I think calling it generative modeling is no imposition on him. And he says his example is straight, like a straight relationship.</text:p>
      <text:p text:style-name="P17">I'm just going to use that for ease of reference. I'm not prioritizing that or making any cultural claim. I'm just saying it's easier to talk because I can just quickly use common language might. So the husband has a generative model of his wife and the wife has a generative model of the husband so that they can actually coordinate their behavior without having to talk to each other very much. So that's where he leaves it.</text:p>
      <text:p text:style-name="P17">Now what I argued is kind of that's Right, but you have to cycle because periodically they have to come back together and talk to each other to make sure the General models aren't getting out of whack. And then they can go off and do their coordinated communication behavior and they cycle. And then I said you can actually see the brain doing this. You do the task focused where you're processing all the world and you coordinate all these different areas of the brain are coordinated without having to communicate much on the ask.</text:p>
      <text:p text:style-name="P17">1:29:11 And then you go to default mode here.</text:p>
      <text:p text:style-name="P17">What are other doing? Well, they're all centrally hugged and they're all checking in with each other because you just do all this sort of selfreferential imagination making sure all the models are in sync and then you go back on the world sync up again. Go back on the world, sync up again. All these tradeoff relationships and how you resolve the paradox. And then I thought Mutual modeling and stigma g they really belong together as underlying concepts.</text:p>
      <text:p text:style-name="P17">Now, Montague's argument is you see the brain adopting this strategy. You see the brain doing this where you've got areas are engaged in generative modeling of each other and think how easily this could fit into predictive processing framework because there's areas of the brain are predicting other areas but the idea and then you can point to evidence of synesthesia cross model enhancement of perception. The fact that one supposedly specialized area like acoustics can actually take over might in people that each blind people who teach themselves echolocation synesthesia and a whole bunch of other things just pile up as evidence that the brain is adopting this strategy.</text:p>
      <text:p text:style-name="P17">1:30:25 And so I thought this was an interesting thing because this notion in one sense points to cultural ratcheting and stigmaji and Mutual modeling between people but it also points inward to Mutual modeling within the brain. And like I said, I think this is so close already to a lot of what's going on in the framework.</text:p>
      <text:p text:style-name="P17">We're talking about hat bringing this in and then again other we could extend the explanation to things like synesthesia that you can get crossmodal enhancement that you can have one area of the brain supposedly dedicated to one sense modality picking up the ability in rehabilitation, Etc. Cetera, et cetera et cetera.</text:p>
      <text:p text:style-name="P17"/>
      <text:p text:style-name="P17">1:31:09 Daniel:</text:p>
      <text:p text:style-name="P17">Well, two layers of marital stigmagy. The first would be the neurochemical stigma by which local synaptic changes and other sort of neuro architectures changes enable complex coordinated activity without the need for a central neuron. So at the micro scale we have the physicality of learning.</text:p>
      <text:p text:style-name="P17"/>
      <text:p text:style-name="P17">1:31:29 John:</text:p>
      <text:p text:style-name="P17">Excellent.</text:p>
      <text:p text:style-name="P17"/>
      <text:p text:style-name="P17">1:31:29 Daniel:</text:p>
      <text:p text:style-name="P17"><text:soft-page-break/>And then there's the post it note and there's the note on the door. There's the modification of the environment which is stimulating subsequent activity and it doesn't need to be he recipe for dinner, it can just be a note or an inside joke. And so when we have a model that's integrative and allows us to situate advanced cognitive agents in their niche, then we can actually bring in those kinds of modifications, which is the root of stigma. G to mark stigma not in a taboo way, but to mark the environments and the ways that that can elicit action.</text:p>
      <text:p text:style-name="P17">Whether it's, again, a post it note on the door in the relationship or a comment on a video, these are all ways that we can spur others to action.</text:p>
      <text:p text:style-name="P17"/>
      <text:p text:style-name="P17">1:32:19 John:</text:p>
      <text:p text:style-name="P17">You can take the Mutual modeling idea and then do George Herbert Mead. You're in a baseball, you're on a basically team and you don't necessarily need to form a specific model of all the other players. You might want to have that a bit. But he said what you do is you create the generalized other, you create a model hat will allow you to interact with all of them very effectively. And so we can carry around, we can have stackings, we can have more specific Mutual models for how I relate to my partner but then they are in dynamic recursive relationship with a generalized other model and that also is a trace of others like in the guts of our cognitive modeling in a very, very powerful way.</text:p>
      <text:p text:style-name="P17"/>
      <text:p text:style-name="P17">1:33:08 Daniel:</text:p>
      <text:p text:style-name="P17">Yes, multiplayer rituals as cultural ratcheting enable people to be involved in cumulative as well as experience and reimagined cultural practice. And if there's a level to generalized out to, perhaps it is one of them that is relevant, such that we can have participatory ritual, as one can say every single culture has, but taking awareness and wisdom into the process of shaping our rituals so maybe they can be aligned with our preferences.</text:p>
      <text:p text:style-name="P17"/>
      <text:p text:style-name="P17">1:33:48 John:</text:p>
      <text:p text:style-name="P17">That's exactly Right. And there's a whole movement, and I'm involved in it. And I spoke to this recent invited lecture I gave at Cambridge about ritual knowing and the connections between ritual, the imaginal, and being rational.</text:p>
      <text:p text:style-name="P17">And so very much, if you allow me, I'll give you one instance of this and think about how this goes to updating and all the stuff we're talking about in predictive processing and reducing surprise. Okay? So you go into academics who's supposed to be the cream of the crop. So a little bit of self deprecation there. And you give them converging evidence, locked, rigorously tight arguments that they should start saving for their retirement.</text:p>
      <text:p text:style-name="P17">Now, you allow them to raise whatever objections they have. You meant them, you get them to all agree that you've convinced them that they should save for their retirement. You go away, you come back in six months, none of them are saving for hear retirement, hyperbolic discounting, et cetera, et cetera.</text:p>
      <text:p text:style-name="P17">1:34:52 Hyperbolic discounting is an adaptive thing, Etc. Cetera.</text:p>
      <text:p text:style-name="P17">I won't go into all of that. Right? But then what you do and Hirschfield and other people, all this, what you do is you now do something else. You get them and this is the imaginal, not imaginary. You get them to imagine their future self as a family member that they have a responsibility for and that they love, and they want to give the best possible life to.</text:p>
      <text:p text:style-name="P17">Two things you find when you come back six months later, the people that do the imagining start to save. And the more vividly they can imagine, the more they save. So you overcome a kind of egocentric hyperbolic discounting through it's basically a ritual, this imaginal binding of yourself to your future self so that you get a more adaptive relationship.</text:p>
      <text:p text:style-name="P17"/>
      <text:p text:style-name="P17">1:35:48 Daniel:</text:p>
      <text:p text:style-name="P17"><text:soft-page-break/>It makes me think about variational free energy, which is about the present and the past as religion. Religion and then expected free energy as preligarre because we need to bind ourselves to futures that haven't happened.</text:p>
      <text:p text:style-name="P17"/>
      <text:p text:style-name="P17">1:36:03 John:</text:p>
      <text:p text:style-name="P17">Yeah, there's a current agent way in which La Liga, that's my preferred logical change for religion, binding, connectedness, and there's also aspirational religio. And what religion often does is try to try to find a sweet spot, an optimal relationship between current and aspirational religio.</text:p>
      <text:p text:style-name="P17"/>
      <text:p text:style-name="P17">1:36:30 Daniel:</text:p>
      <text:p text:style-name="P17">Amazing. Let us look at some of these comments. So any of them feel free to add comments or give a response.</text:p>
      <text:p text:style-name="P17">So first, Ali has written in Delos's words. Relevant questions are how much and how in what cases and who questions as opposed to what is x questions from difference in repetition. So what are the questions that bring us towards relevance as opposed to questions that make relevance obscured?</text:p>
      <text:p text:style-name="P17"/>
      <text:p text:style-name="P17">1:37:07 John:</text:p>
      <text:p text:style-name="P17">That's a really interesting question. I don't know much to Lose. I've read a little bit about To Lose. I should read more To Lose because I'm a deep fan of Spinoza and he has a very interesting reading. I have the book by he Lose on Spinoza, but I'm really hesitant to give much of an answer here because I don't know else very well.</text:p>
      <text:p text:style-name="P17"/>
      <text:p text:style-name="P17">1:37:28 Daniel:</text:p>
      <text:p text:style-name="P17">It doesn't have to be a delusion answer. Just what kinds of questions and interrogative practices help us find relevance.</text:p>
      <text:p text:style-name="P17"/>
      <text:p text:style-name="P17">1:37:39 John:</text:p>
      <text:p text:style-name="P17">So I think that to collapse a large argument built from Sperber and Wilson and their work on a book entitled Relevance, by the way, at least within communication, I think actually this is where I disagree with the lose, but this is where I hesitant because I don't know to lose well. So that's my hesitancy. I think all of the questions are ways of trying to get a reformulation of what we find relevant.</text:p>
      <text:p text:style-name="P17">They bring out different aspects, bring in different perspectives and point the arrow of relevance in different directions. And what Sperber and Wilson, they said, okay, you have the pragmatic aspect of all communication. What's pragmatics? Pragmatics is what you convey beyond what you can say. Because I can't actually put into my words all of the information I'm trying to convey to you.</text:p>
      <text:p text:style-name="P17">Because if I did that well, if and by the use of if I'm making use of not the logical if, but the temporal and conditional if I in this case, I'm referring to me and I'm referring to me insofar as I'm, in this current situation, did that.</text:p>
      <text:p text:style-name="P17">1:38:52 And that was referring to hat of all the things I've spoken of, I'm speaking of bring to give the specific verbal form of everything I'm trying to convey. And then for each one of those, what do I mean by he current situation? You see what happens. You get a number of everexpanding attempts to translate the conveyance and you get a combinatorially, explosive list of sentences that I can't say.</text:p>
      <text:p text:style-name="P17">And you do this all the time. You drive up and you open your window and you say, excuse me, I'm out of gas. You mean your car is out of gas. You're not trying to be more flatulent. You mean gas is actually standing for gasoline.</text:p>
      <text:p text:style-name="P17">You mean you're not completely out of gas. You have some here. You can drive at least a few more minutes. And you know, all of these things are at work because if you violate any one of those expectations, you get pissed off. If they say to you, there's a gas station at the Corner, and you drive to the Corner and the gas station has been closed for ten years, you don't go, Whoa.</text:p>
      <text:p text:style-name="P17"><text:soft-page-break/>Well, he told me the truth because it gas conveyed to you that you could make use of the gas station because you're out of gas.</text:p>
      <text:p text:style-name="P17">1:40:01 I won't go on and other I'm just trying to give an intuitive example and so drive gives these four maxims that we are trying to always follow in order to manage the conveyance so it doesn't become combinatorially explosive in its manner and form and what is it quality. So he gives three that are not relevant and the fourth one is relevance explicitly. So and then Sperber and Wilson just basically argue all the other ones collapse into relevance. Like quality is tell the truth but not no, don't tell the truth.</text:p>
      <text:p text:style-name="P17">You don't tell everything that's in your mind when you're speaking to somebody. You select out of all of this in here a subset that's relevant. So give the relevant truth, the relevant manner, et cetera, et cetera. So we always are doing this and I think questions actually operate primarily at the pragmatic level.</text:p>
      <text:p text:style-name="P17">1:41:01 Of course they have semantic consequence but what we're constantly doing is asking what are you conveying and what are the implicitures which are not the same thing as implications?</text:p>
      <text:p text:style-name="P17">What are the relevant implications? Before I try and derive the implications of what you're saying that's what questions I think do. Now, I want to also be clear about this that we need to be directing the questions in two directions. Sometimes we are probing are we aspectualizing framing the arena? Well in terms of so we check to see is the world disclosing itself to us such that we are solving our problems and flourishing but sometimes we also need to step back and look at the framing itself and ask is the framing actually misdirecting or misleading me?</text:p>
      <text:p text:style-name="P17">1:42:06 So I think questions are always trying to reconfigure the fittedness and one of the things we and therefore they're trying to enhance relevance realization at the pragmatic level. But we should always remember to direct the questions in at least these two directions.</text:p>
      <text:p text:style-name="P17"/>
      <text:p text:style-name="P17">1:42:27 Daniel:</text:p>
      <text:p text:style-name="P17">Excellent. Thank you. All Right, here's a question from Brock.</text:p>
      <text:p text:style-name="P17">Can you give some examples of how depending on ignoring to realize relevance can prevent realization of meaning? Does this relate to reciprocal narrowing and opening eyes?</text:p>
      <text:p text:style-name="P17"/>
      <text:p text:style-name="P17">1:42:47 John:</text:p>
      <text:p text:style-name="P17">Totally. And so Brock is familiar with my work and let me just quickly open those final things up so other people are aware of what he's alluding to. Thank you Brock for doing that.</text:p>
      <text:p text:style-name="P17">So he notion of reciprocal narrowing is drawn from my friend and collective Mark Lewis who has proposed a learning model of addiction rather than a disease model of addiction. So our current model which governments and agencies like is hat the disease model. You have this thing that's connected you and you're trying to like and it's debilitating you. Now, I want to make something very clear. Mark is not saying that there is not a neurochemical layer but he's trying to while he's trying to get an insight.</text:p>
      <text:p text:style-name="P17">He's trying to get you to realize that the disease model makes all kinds of predictions that have been empirically disconfirmed. I won't go through all of them but they have to do with the effect that when we have that model we'll tend to think of the substance as in and of itself addictive.</text:p>
      <text:p text:style-name="P17">1:43:48 Cocaine is so addictive. Heroin is so addictive. Well, there was lots of soldiers in Vietnam using opioids and when they came back the vast majority of them stopped without having to have any especially treatment.</text:p>
      <text:p text:style-name="P17">They stopped using opioids. But opioids are so addictive. Well, what's different? Because presumably the chemical structure of heroin in Vietnam and the United States is the same. What is different?</text:p>
      <text:p text:style-name="P17">The Asia arena relationship is different. You're a soldier in a traumatic circumstance in Vietnam, in the United States you're a citizen and you're not. And of course that caused all kinds of other problems for these people because the agent are in, relationships are so different. Here's what Mark proposes. So I'll use alcohol because it's one people can easily relate to.</text:p>
      <text:p text:style-name="P17"><text:soft-page-break/>I have a very challenging arena and I'm stressed. So I take some alcohol and it reduces the stress but it actually limits my cognitive flexibility.</text:p>
      <text:p text:style-name="P17">1:44:51 So my problem solving abilities go down. So the options available to me in the world goes down. So the world narrows.</text:p>
      <text:p text:style-name="P17">As the world narrows it becomes more stressful to me. So now I want to take more alcohol to keep the stress away but that's now impairing my cognitive flexibility. You see what's happening, the world as an arena is narrowing and my capacity as an agent is narrowing. So you've got reciprocal narrowing until I can't be any other than I am and there is no future for me at all other than this moment of taking the drug. And that's addiction.</text:p>
      <text:p text:style-name="P17">It's reciprocal narrowing. Now, I was literally Daniel, I was literally at lunch with Mark Lewis and I said but Mark, if there's reciprocal narrowing there has to be reciprocal opening. And he went oh, you're Right. And I talked about how Place talks about this in the model of what's called Montague, his model in the Republic, of how you ascend out of the cave into seeing the real world reciprocal opening.</text:p>
      <text:p text:style-name="P17">1:45:54 And so I think when we engage in ignoring relevant information we will often very readily fall prey to a very powerful kind of reciprocal narrowing.</text:p>
      <text:p text:style-name="P17">So let's go back to the example I used. You don't have the insight, you think she's angry when she's actually afraid. You don't have the insight. And so you push on her and you only take evidence confirming confirmation bias that she's angry in to your model. And then you only act towards her as if she's and she's going to start probably almost like a selffulfilling prophecy.</text:p>
      <text:p text:style-name="P17">Respond more and more because you start to act towards her in a way that gets increasingly aggressive and you reciprocally narrow. And then it. Gets harder and harder for you to see that she's not angry and it gets harder for her not to communicate to you in a way that you have to interpret as anger because when she tries to give you something else you ignore it.</text:p>
      <text:p text:style-name="P17">1:47:04 And you have been in arguments and fights like if at some point in your life with somebody that you don't want to be severed from but that kind of thing can ever the connectedness. And when you're at the end of your life you don't really care how many objects you've manipulated.</text:p>
      <text:p text:style-name="P17">You don't care how many French fMRIs you are. You care about the relationships you have and how deep they are. And if you didn't pay attention at that time you lost a relationship and severed a connectedness that enhances your meaning in life. You fell into reciprocal narrowing. It severed a relationship and your connectedness mattering to another human being has been lost.</text:p>
      <text:p text:style-name="P17"/>
      <text:p text:style-name="P17">1:47:51 Daniel:</text:p>
      <text:p text:style-name="P17">There's no more interpersonal gravity and four relationship does not matter.</text:p>
      <text:p text:style-name="P17"/>
      <text:p text:style-name="P17">1:47:56 John:</text:p>
      <text:p text:style-name="P17">Yes.</text:p>
      <text:p text:style-name="P17"/>
      <text:p text:style-name="P17">1:47:57 Daniel:</text:p>
      <text:p text:style-name="P17">All Right. I'm going to read just a few non question comments and then get to a question in these last minutes. So Griswold wrote ants hold hands in the river of information to float along together.</text:p>
      <text:p text:style-name="P17"/>
      <text:p text:style-name="P17">1:48:13 John:</text:p>
      <text:p text:style-name="P17">That's wonderful.</text:p>
      <text:p text:style-name="P17"/>
      <text:p text:style-name="P17">1:48:15 Daniel:</text:p>
      <text:p text:style-name="P17">Iain wrote fashion and Fashion communities coupling and decoupling and imagination as allostatic remembering of the future.</text:p>
      <text:p text:style-name="P17"/>
      <text:p text:style-name="P17">1:48:27 John:</text:p>
      <text:p text:style-name="P17"><text:soft-page-break/>Wow. Nice.</text:p>
      <text:p text:style-name="P17"/>
      <text:p text:style-name="P17">1:48:28 Daniel:</text:p>
      <text:p text:style-name="P17">Very cool.</text:p>
      <text:p text:style-name="P17">All Right. And here's one more question. This is from Dave. So Dave says have you found I don't know if this is the correct way to pronounce the name but gives Falconiers work on mental places and conceptual Fusion useful in explaining and improving the evolution of concrete mental activities. And we can also see this work on generalized space and navigating with Chris Fields and Mike Levin and many others.</text:p>
      <text:p text:style-name="P17">So whether you're familiar with that researcher or not, how does this idea of cognitive spaces help us work in physical and social spaces?</text:p>
      <text:p text:style-name="P17"/>
      <text:p text:style-name="P17">1:49:09 John:</text:p>
      <text:p text:style-name="P17">For me again and this is how you know, the connection to relevant realization and its collective to connections to biology and evolutionary modeling is really helpful here. So give me a moment. So one of the ways in which evolution selects is it examples acceptation means it doesn't have to generate an entirely new mechanism. And so let me give you a concrete example.</text:p>
      <text:p text:style-name="P17">It's one of my favorite ones. What I'm doing with my tongue Right now is speaking. Of course tongues did not evolve for speech because we have so many organisms that have tongues and they aren't capable of speech. But what does the tongue do? Well, it helps masticate.</text:p>
      <text:p text:style-name="P17">So it has to be highly flexible. It has to be a poison and calorie detector. So it has to have lots of nerve endings and it's in the air passageway because that's how we involved might. And so it's almost predesigned, as some people say pre adaptive for speech. And so it gets exacted into speech.</text:p>
      <text:p text:style-name="P17">I think there's growing evidence.</text:p>
      <text:p text:style-name="P17">1:50:11 Look at Barbara Tiberki's book. Mind in Motion. That the brain. And this goes to the work of Michael Anderson and Mean and others.</text:p>
      <text:p text:style-name="P17">The brain is an exactive process. He brain is constantly exacting machinery that emerged for one arena set of actions for another. Specifically, it looks like the set of abilities that we generate for navigating physical space is exacted into moving around in conceptual space. The fact that we even calling it conceptual space, and we talk about things being higher and lower and we move between, Etc. But it's just totally impregnated with navigational language, and we talk about orientation and finding our way or losing our way.</text:p>
      <text:p text:style-name="P17">Can you follow this argument that's tracking language? Can you follow this argument?</text:p>
      <text:p text:style-name="P17">1:51:12 Where is it going to? Might I lost the thread, like, again and again and again and again.</text:p>
      <text:p text:style-name="P17">And it helps explain really weird stuff that's otherwise not well explain. Okay. Cerebellum, more neurons than your neocortex, often not included in fMRIs, by the way, which is a mistake. Many fMRIs, I think, should be removed from their findings because the Cerebellum is not included. And we are now getting overwhelming evidence for he Cerebellum cerebellum cortex loop.</text:p>
      <text:p text:style-name="P17">And by exploring the cerebellum from our fMRIs, we are smuggling in a confound that has not been properly controlled for. So just a General point there. When people are sitting, what's the Cerebellum for? You know, sensory motor balance, Right? When people are sitting absolutely still, eyes closed, perfectly stable in meditation, he cerebellum is finding, like crazy why they're not doing anything.</text:p>
      <text:p text:style-name="P17">1:52:19 They're not moving. They're in a position where they can be deeply comfortable because they are aligned with gravity and, like, they're stable, stable, stable. Their eyes are presumably because they are navigating, and they're trying to balance complex contingencies of attention and move through the experiential space in a powerful way. And the Cerebellum, when I started talking about this, it was controversial. Now it's approaching consensus position that his is the Cerebellum has been exacted for these kinds of functions.</text:p>
      <text:p text:style-name="P17"><text:soft-page-break/>So I think the idea that I've only briefly looked at Fuji's work when I was doing work on metaphor, and I didn't find it particularly helpful for metaphor, so I didn't go into it more deeply. But the idea that we are doing something like mapping between spaces, I think this just plugs into the exact nature of our cognition, that it is a form of rapid cognitive evolution.</text:p>
      <text:p text:style-name="P17"/>
      <text:p text:style-name="P17">1:53:29 Daniel:</text:p>
      <text:p text:style-name="P17">Awesome. Well, in the final minutes, do you have any words of wisdom? Any thoughts?</text:p>
      <text:p text:style-name="P17">Where do we go from here? Where do people go from here?</text:p>
      <text:p text:style-name="P17"/>
      <text:p text:style-name="P17">1:53:41 John:</text:p>
      <text:p text:style-name="P17">Well, it depends. I mean, you can go, theoretically, in which you can look up my publications. And Mark is coming.</text:p>
      <text:p text:style-name="P17">He got an amazing grant and other grants, and so he's coming to UFC. He and I are going to do work. Best and I are doing work. The three of us are going to continue work. So look for that.</text:p>
      <text:p text:style-name="P17">Gary and I, who published a paper on relevance, realization and personality have won pretty well written on integrating relevance, realization and attachment. Theory in terms of attachment is actually an optimal gripping practice between the child and the other, or frequently the mother, the primary caregiver I should say. And so you can look for all of that. For those of you who are interested more in the wisdom stuff, you can look at the stuff I published on wisdom.</text:p>
      <text:p text:style-name="P17">I don't think I wrote any wisdom papers on my own. They're with other people. If you're interested in mindfulness, I've got two publications.</text:p>
      <text:p text:style-name="P17">1:54:44 One on an Oxford book, an ontology edited by Amir Raz on hypnosis and meditation, and a more recent one which I recommend in the Route Niche Handbook on the Philosophy. Of meditation where I talk about all this having how this all Works out in terms of attention and meditation and contemplation why they're not the same thing, why they're in and opponent processing relationship, why that's conducive to insight and more systemic and systematic insight, Etc.</text:p>
      <text:p text:style-name="P17">If you're interested in learning about the getting crisis, you can go to my YouTube series Awakening for the Getting Crisis and follow that argument all the way through. I have a new series coming out which is about trying to tap into how we can afford these kinds of flowing, emergent conversations that take us beyond where we can go in an individual cognition and empower us. And it's called After Socrates where I'm tracing out what's going on in dialectic into he logos.</text:p>
      <text:p text:style-name="P17">1:55:46 That's coming out this year, probably October November, Rebel Wisdom, David Fuller, they're making a documentary film about me and my work that's coming out also October November of this year. So that's a bunch of things you can look for and look at.</text:p>
      <text:p text:style-name="P17"/>
      <text:p text:style-name="P17">1:56:01 Daniel:</text:p>
      <text:p text:style-name="P17">Amazing. Well, thank you every much for joining. You're always become to come back. We really appreciate it.</text:p>
      <text:p text:style-name="P17"/>
      <text:p text:style-name="P17">1:56:09 John:</text:p>
      <text:p text:style-name="P17">Thank you so much Daniel.</text:p>
      <text:p text:style-name="P17">And thank you so much for I mean there's a couple of things maybe if you sent me your slides or something from this that would be great because there's a couple of papers that I want to read now and it's excellent. It was genuinely back and forth and I appreciated your insight and your perspective a lot and also your graciousness. Thank you. Thank you very much.</text:p>
      <text:p text:style-name="P17"/>
      <text:p text:style-name="P17">1:56:31 Daniel:</text:p>
      <text:p text:style-name="P17">Thank you John.</text:p>
      <text:p text:style-name="P17"/>
      <text:p text:style-name="P17"><text:soft-page-break/>1:56:32 John:</text:p>
      <text:p text:style-name="P18">Thank you, Everyone.<text:line-break/></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2T19:15:42.832000000</dc:date>
    <meta:editing-duration>PT6H40M41S</meta:editing-duration>
    <meta:editing-cycles>15</meta:editing-cycles>
    <meta:generator>LibreOffice/7.4.1.2$Windows_X86_64 LibreOffice_project/3c58a8f3a960df8bc8fd77b461821e42c061c5f0</meta:generator>
    <meta:document-statistic meta:table-count="1" meta:image-count="0" meta:object-count="0" meta:page-count="28" meta:paragraph-count="439" meta:word-count="17161" meta:character-count="99895" meta:non-whitespace-character-count="83172"/>
  </office:meta>
</office:document-meta>
</file>